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MT" svg:font-family="ArialMT" style:font-family-generic="swiss"/>
    <style:font-face style:name="Nimbus Sans L" svg:font-family="Nimbus Sans L" style:font-family-generic="swiss" style:font-pitch="variable"/>
    <style:font-face style:name="Courier 10 Pitch" svg:font-family="Courier 10 Pitch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5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5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5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5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5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5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5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5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StarSymbol"/>
      </text:list-level-style-bullet>
      <text:list-level-style-bullet text:level="2" text:style-name="WW_CharLFO6LVL2" text:bullet-char="◦">
        <style:list-level-properties/>
        <style:text-properties style:font-name="StarSymbol"/>
      </text:list-level-style-bullet>
      <text:list-level-style-bullet text:level="3" text:style-name="WW_CharLFO6LVL3" text:bullet-char="▪">
        <style:list-level-properties/>
        <style:text-properties style:font-name="StarSymbol"/>
      </text:list-level-style-bullet>
      <text:list-level-style-bullet text:level="4" text:style-name="WW_CharLFO6LVL4" text:bullet-char="•">
        <style:list-level-properties/>
        <style:text-properties style:font-name="StarSymbol"/>
      </text:list-level-style-bullet>
      <text:list-level-style-bullet text:level="5" text:style-name="WW_CharLFO6LVL5" text:bullet-char="◦">
        <style:list-level-properties/>
        <style:text-properties style:font-name="StarSymbol"/>
      </text:list-level-style-bullet>
      <text:list-level-style-bullet text:level="6" text:style-name="WW_CharLFO6LVL6" text:bullet-char="▪">
        <style:list-level-properties/>
        <style:text-properties style:font-name="StarSymbol"/>
      </text:list-level-style-bullet>
      <text:list-level-style-bullet text:level="7" text:style-name="WW_CharLFO6LVL7" text:bullet-char="•">
        <style:list-level-properties/>
        <style:text-properties style:font-name="StarSymbol"/>
      </text:list-level-style-bullet>
      <text:list-level-style-bullet text:level="8" text:style-name="WW_CharLFO6LVL8" text:bullet-char="◦">
        <style:list-level-properties/>
        <style:text-properties style:font-name="StarSymbol"/>
      </text:list-level-style-bullet>
      <text:list-level-style-bullet text:level="9" text:style-name="WW_CharLFO6LVL9" text:bullet-char="▪">
        <style:list-level-properties/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StarSymbol"/>
      </text:list-level-style-bullet>
      <text:list-level-style-bullet text:level="2" text:style-name="WW_CharLFO7LVL2" text:bullet-char="◦">
        <style:list-level-properties/>
        <style:text-properties style:font-name="StarSymbol"/>
      </text:list-level-style-bullet>
      <text:list-level-style-bullet text:level="3" text:style-name="WW_CharLFO7LVL3" text:bullet-char="▪">
        <style:list-level-properties/>
        <style:text-properties style:font-name="StarSymbol"/>
      </text:list-level-style-bullet>
      <text:list-level-style-bullet text:level="4" text:style-name="WW_CharLFO7LVL4" text:bullet-char="•">
        <style:list-level-properties/>
        <style:text-properties style:font-name="StarSymbol"/>
      </text:list-level-style-bullet>
      <text:list-level-style-bullet text:level="5" text:style-name="WW_CharLFO7LVL5" text:bullet-char="◦">
        <style:list-level-properties/>
        <style:text-properties style:font-name="StarSymbol"/>
      </text:list-level-style-bullet>
      <text:list-level-style-bullet text:level="6" text:style-name="WW_CharLFO7LVL6" text:bullet-char="▪">
        <style:list-level-properties/>
        <style:text-properties style:font-name="StarSymbol"/>
      </text:list-level-style-bullet>
      <text:list-level-style-bullet text:level="7" text:style-name="WW_CharLFO7LVL7" text:bullet-char="•">
        <style:list-level-properties/>
        <style:text-properties style:font-name="StarSymbol"/>
      </text:list-level-style-bullet>
      <text:list-level-style-bullet text:level="8" text:style-name="WW_CharLFO7LVL8" text:bullet-char="◦">
        <style:list-level-properties/>
        <style:text-properties style:font-name="StarSymbol"/>
      </text:list-level-style-bullet>
      <text:list-level-style-bullet text:level="9" text:style-name="WW_CharLFO7LVL9" text:bullet-char="▪">
        <style:list-level-properties/>
        <style:text-properties style:font-name="StarSymbol"/>
      </text:list-level-style-bullet>
    </text:list-style>
    <style:style style:name="P1" style:parent-style-name="Standard" style:master-page-name="MPF0" style:family="paragraph">
      <style:paragraph-properties fo:break-before="page" style:page-number="1"/>
    </style:style>
    <style:style style:name="P18" style:parent-style-name="Header" style:family="paragraph">
      <style:paragraph-properties>
        <style:tab-stops>
          <style:tab-stop style:type="right" style:position="6.9694in"/>
        </style:tab-stops>
      </style:paragraph-properties>
    </style:style>
    <style:style style:name="T19" style:parent-style-name="Absatz-Standardschriftart" style:family="text">
      <style:text-properties fo:font-size="28pt" style:font-size-asian="28pt" style:font-size-complex="28pt"/>
    </style:style>
    <style:style style:name="T20" style:parent-style-name="Absatz-Standardschriftart" style:family="text">
      <style:text-properties fo:font-style="italic" style:font-style-asian="italic"/>
    </style:style>
    <style:style style:name="P21" style:parent-style-name="Standard" style:family="paragraph">
      <style:paragraph-properties fo:widows="0" fo:orphans="0" text:number-lines="false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widows="0" fo:orphans="0" text:number-lines="false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widows="0" fo:orphans="0" text:number-lines="false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widows="0" fo:orphans="0" text:number-lines="false"/>
    </style:style>
    <style:style style:name="T28" style:parent-style-name="Absatz-Standardschriftar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widows="0" fo:orphans="0" text:number-lines="false"/>
    </style:style>
    <style:style style:name="T30" style:parent-style-name="Absatz-Standardschriftart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widows="0" fo:orphans="0" text:number-lines="false"/>
    </style:style>
    <style:style style:name="TableColumn33" style:family="table-column">
      <style:table-column-properties style:column-width="0.7298in" style:use-optimal-column-width="false"/>
    </style:style>
    <style:style style:name="TableColumn34" style:family="table-column">
      <style:table-column-properties style:column-width="0.9798in" style:use-optimal-column-width="false"/>
    </style:style>
    <style:style style:name="TableColumn35" style:family="table-column">
      <style:table-column-properties style:column-width="0.9798in" style:use-optimal-column-width="false"/>
    </style:style>
    <style:style style:name="TableColumn36" style:family="table-column">
      <style:table-column-properties style:column-width="4.4576in" style:use-optimal-column-width="false"/>
    </style:style>
    <style:style style:name="Table32" style:family="table">
      <style:table-properties style:width="7.1472in" fo:margin-left="-0.0534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" style:parent-style-name="Standard" style:family="paragraph">
      <style:paragraph-properties style:snap-to-layout-grid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1" style:parent-style-name="Standard" style:family="paragraph">
      <style:paragraph-properties style:snap-to-layout-grid="false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/>
    </style:style>
    <style:style style:name="TableCell44" style:family="table-cell">
      <style:table-cell-properties fo:border="0.0069in solid #000000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 fo:text-indent="0.018in"/>
    </style:style>
    <style:style style:name="TableRow46" style:family="table-row">
      <style:table-row-properties style:min-row-height="0.2388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/>
    </style:style>
    <style:style style:name="TableCell4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0.0069in solid #000000" fo:padding-top="0in" fo:padding-left="0.0486in" fo:padding-bottom="0in" fo:padding-right="0.0486in"/>
    </style:style>
    <style:style style:name="P54" style:parent-style-name="Standard" style:family="paragraph">
      <style:paragraph-properties style:snap-to-layout-grid="false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7" style:parent-style-name="Standard" style:family="paragraph">
      <style:paragraph-properties style:snap-to-layout-grid="false"/>
    </style:style>
    <style:style style:name="TableCell5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9" style:parent-style-name="Standard" style:family="paragraph">
      <style:paragraph-properties style:snap-to-layout-grid="false"/>
    </style:style>
    <style:style style:name="TableCell6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1" style:parent-style-name="Standard" style:family="paragraph">
      <style:paragraph-properties style:snap-to-layout-grid="false"/>
    </style:style>
    <style:style style:name="TableCell62" style:family="table-cell">
      <style:table-cell-properties fo:border="0.0069in solid #000000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/>
    </style:style>
    <style:style style:name="TableCell6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8" style:parent-style-name="Standard" style:family="paragraph">
      <style:paragraph-properties style:snap-to-layout-grid="false"/>
    </style:style>
    <style:style style:name="TableCell6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0" style:parent-style-name="Standard" style:family="paragraph">
      <style:paragraph-properties style:snap-to-layout-grid="false"/>
    </style:style>
    <style:style style:name="TableCell71" style:family="table-cell">
      <style:table-cell-properties fo:border="0.0069in solid #000000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5" style:parent-style-name="Standard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7" style:parent-style-name="Standard" style:family="paragraph">
      <style:paragraph-properties style:snap-to-layout-grid="false"/>
    </style:style>
    <style:style style:name="TableCell78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9" style:parent-style-name="Standard" style:family="paragraph">
      <style:paragraph-properties style:snap-to-layout-grid="false"/>
    </style:style>
    <style:style style:name="TableCell80" style:family="table-cell">
      <style:table-cell-properties fo:border="0.0069in solid #000000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4" style:parent-style-name="Standard" style:family="paragraph">
      <style:paragraph-properties style:snap-to-layout-grid="false"/>
    </style:style>
    <style:style style:name="TableCell8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6" style:parent-style-name="Standard" style:family="paragraph">
      <style:paragraph-properties style:snap-to-layout-grid="false"/>
    </style:style>
    <style:style style:name="TableCell8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/>
    </style:style>
    <style:style style:name="TableCell89" style:family="table-cell">
      <style:table-cell-properties fo:border="0.0069in solid #000000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/>
    </style:style>
    <style:style style:name="TableRow91" style:family="table-row">
      <style:table-row-properties style:min-row-height="0.875in"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3" style:parent-style-name="Standard" style:family="paragraph">
      <style:paragraph-properties style:snap-to-layout-grid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97" style:parent-style-name="Standard" style:family="paragraph">
      <style:paragraph-properties style:snap-to-layout-grid="false"/>
    </style:style>
    <style:style style:name="TableCell98" style:family="table-cell">
      <style:table-cell-properties fo:border="0.0069in solid #000000" fo:padding-top="0in" fo:padding-left="0.0486in" fo:padding-bottom="0in" fo:padding-right="0.0486in"/>
    </style:style>
    <style:style style:name="P99" style:parent-style-name="Standard" style:family="paragraph">
      <style:paragraph-properties style:snap-to-layout-grid="false"/>
    </style:style>
    <style:style style:name="P100" style:parent-style-name="Standard" style:family="paragraph">
      <style:paragraph-properties style:snap-to-layout-grid="false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3" style:parent-style-name="Standard" style:family="paragraph">
      <style:paragraph-properties style:snap-to-layout-grid="false"/>
    </style:style>
    <style:style style:name="TableCell10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5" style:parent-style-name="Standard" style:family="paragraph">
      <style:paragraph-properties style:snap-to-layout-grid="false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07" style:parent-style-name="Standard" style:family="paragraph">
      <style:paragraph-properties style:snap-to-layout-grid="false"/>
    </style:style>
    <style:style style:name="TableCell108" style:family="table-cell">
      <style:table-cell-properties fo:border="0.0069in solid #000000" fo:padding-top="0in" fo:padding-left="0.0486in" fo:padding-bottom="0in" fo:padding-right="0.0486in"/>
    </style:style>
    <style:style style:name="P109" style:parent-style-name="Standard" style:family="paragraph">
      <style:paragraph-properties style:snap-to-layout-grid="false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2" style:parent-style-name="Standard" style:family="paragraph">
      <style:paragraph-properties style:snap-to-layout-grid="false"/>
    </style:style>
    <style:style style:name="TableCell11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4" style:parent-style-name="Standard" style:family="paragraph">
      <style:paragraph-properties style:snap-to-layout-grid="false"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6" style:parent-style-name="Standard" style:family="paragraph">
      <style:paragraph-properties style:snap-to-layout-grid="false"/>
    </style:style>
    <style:style style:name="TableCell117" style:family="table-cell">
      <style:table-cell-properties fo:border="0.0069in solid #000000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</style:style>
    <style:style style:name="P119" style:parent-style-name="Standard" style:family="paragraph">
      <style:paragraph-properties style:snap-to-layout-grid="false"/>
    </style:style>
    <style:style style:name="P120" style:parent-style-name="Standard" style:family="paragraph">
      <style:paragraph-properties style:snap-to-layout-grid="false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3" style:parent-style-name="Standard" style:family="paragraph">
      <style:paragraph-properties style:snap-to-layout-grid="false"/>
    </style:style>
    <style:style style:name="TableCell12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5" style:parent-style-name="Standard" style:family="paragraph">
      <style:paragraph-properties style:snap-to-layout-grid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7" style:parent-style-name="Standard" style:family="paragraph">
      <style:paragraph-properties style:snap-to-layout-grid="false"/>
    </style:style>
    <style:style style:name="TableCell128" style:family="table-cell">
      <style:table-cell-properties fo:border="0.0069in solid #000000" fo:padding-top="0in" fo:padding-left="0.0486in" fo:padding-bottom="0in" fo:padding-right="0.0486in"/>
    </style:style>
    <style:style style:name="P129" style:parent-style-name="Standard" style:family="paragraph">
      <style:paragraph-properties style:snap-to-layout-grid="false"/>
    </style:style>
    <style:style style:name="P130" style:parent-style-name="Standard" style:family="paragraph">
      <style:paragraph-properties style:snap-to-layout-grid="false"/>
    </style:style>
    <style:style style:name="TableRow131" style:family="table-row">
      <style:table-row-properties style:min-row-height="0.4166in"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</style:style>
    <style:style style:name="TableCell13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/>
    </style:style>
    <style:style style:name="TableCell136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/>
    </style:style>
    <style:style style:name="TableCell138" style:family="table-cell">
      <style:table-cell-properties fo:border="0.0069in solid #000000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2" style:parent-style-name="Standard" style:family="paragraph">
      <style:paragraph-properties style:snap-to-layout-grid="false"/>
    </style:style>
    <style:style style:name="TableCell14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/>
    </style:style>
    <style:style style:name="TableCell14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6" style:parent-style-name="Standard" style:family="paragraph">
      <style:paragraph-properties style:snap-to-layout-grid="false"/>
    </style:style>
    <style:style style:name="TableCell14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48" style:parent-style-name="Standard" style:family="paragraph">
      <style:paragraph-properties style:snap-to-layout-grid="false"/>
    </style:style>
    <style:style style:name="TableRow149" style:family="table-row">
      <style:table-row-properties style:min-row-height="0.2375in"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1" style:parent-style-name="Standard" style:family="paragraph">
      <style:paragraph-properties style:snap-to-layout-grid="false"/>
    </style:style>
    <style:style style:name="TableCell15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3" style:parent-style-name="Standard" style:family="paragraph">
      <style:paragraph-properties style:snap-to-layout-grid="false"/>
    </style:style>
    <style:style style:name="TableCell15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/>
    </style:style>
    <style:style style:name="TableCell15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57" style:parent-style-name="Standard" style:family="paragraph">
      <style:paragraph-properties style:snap-to-layout-grid="false"/>
    </style:style>
    <style:style style:name="TableRow158" style:family="table-row">
      <style:table-row-properties style:min-row-height="0.4972in"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0" style:parent-style-name="Standard" style:family="paragraph">
      <style:paragraph-properties style:snap-to-layout-grid="false"/>
    </style:style>
    <style:style style:name="TableCell16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/>
    </style:style>
    <style:style style:name="TableCell16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/>
    </style:style>
    <style:style style:name="TableCell16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</style:style>
    <style:style style:name="TableRow167" style:family="table-row">
      <style:table-row-properties style:min-row-height="0.4972in"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</style:style>
    <style:style style:name="TableCell17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</style:style>
    <style:style style:name="TableCell17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/>
    </style:style>
    <style:style style:name="P176" style:parent-style-name="Standard" style:family="paragraph">
      <style:text-properties fo:font-weight="bold" style:font-weight-asian="bold" style:font-weight-complex="bold" fo:font-size="22pt" style:font-size-asian="22pt" style:font-size-complex="22pt"/>
    </style:style>
    <style:style style:name="P177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78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79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0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1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2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3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4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5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86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87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88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  <style:text-properties fo:language="en" fo:country="US"/>
    </style:style>
    <style:style style:name="P189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0" style:parent-style-name="Contents1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91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92" style:parent-style-name="Contents2" style:family="paragraph">
      <style:paragraph-properties>
        <style:tab-stops>
          <style:tab-stop style:type="right" style:leader-style="dotted" style:leader-text="." style:position="6.968in"/>
          <style:tab-stop style:type="left" style:leader-style="dotted" style:leader-text="." style:position="6.9694in"/>
        </style:tab-stops>
      </style:paragraph-properties>
    </style:style>
    <style:style style:name="P193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4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5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6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7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8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199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200" style:parent-style-name="Contents3" style:family="paragraph">
      <style:paragraph-properties>
        <style:tab-stops>
          <style:tab-stop style:type="right" style:leader-style="dotted" style:leader-text="." style:position="6.8291in"/>
          <style:tab-stop style:type="left" style:leader-style="dotted" style:leader-text="." style:position="6.9694in"/>
        </style:tab-stops>
      </style:paragraph-properties>
    </style:style>
    <style:style style:name="P201" style:parent-style-name="Standard" style:family="paragraph">
      <style:paragraph-properties>
        <style:tab-stops>
          <style:tab-stop style:type="left" style:position="0.209in"/>
          <style:tab-stop style:type="right" style:leader-style="dotted" style:leader-text="." style:position="6.9694in"/>
        </style:tab-stops>
      </style:paragraph-properties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list-style-name="LFO5" style:family="paragraph">
      <style:paragraph-properties fo:text-align="justify"/>
    </style:style>
    <style:style style:name="P206" style:parent-style-name="Standard" style:list-style-name="LFO5" style:family="paragraph">
      <style:paragraph-properties fo:text-align="justify"/>
    </style:style>
    <style:style style:name="P207" style:parent-style-name="Standard" style:family="paragraph">
      <style:paragraph-properties fo:text-align="justify"/>
    </style:style>
    <style:style style:name="P208" style:parent-style-name="Standard" style:list-style-name="LFO6" style:family="paragraph"/>
    <style:style style:name="P209" style:parent-style-name="Standard" style:list-style-name="LFO6" style:family="paragraph"/>
    <style:style style:name="P210" style:parent-style-name="Standard" style:list-style-name="LFO6" style:family="paragraph"/>
    <style:style style:name="T211" style:parent-style-name="Absatz-Standardschriftart" style:family="text">
      <style:text-properties style:font-name-asian="ArialMT" style:font-name-complex="ArialMT"/>
    </style:style>
    <style:style style:name="T212" style:parent-style-name="Absatz-Standardschriftart" style:family="text">
      <style:text-properties style:font-name-asian="ArialMT" style:font-name-complex="ArialMT"/>
    </style:style>
    <style:style style:name="P213" style:parent-style-name="Standard" style:family="paragraph">
      <style:paragraph-properties fo:text-align="justify"/>
    </style:style>
    <style:style style:name="T214" style:parent-style-name="Absatz-Standardschriftart" style:family="text">
      <style:text-properties style:font-name="Nimbus Sans L"/>
    </style:style>
    <style:style style:name="T215" style:parent-style-name="Absatz-Standardschriftart" style:family="text">
      <style:text-properties style:font-name="Nimbus Sans L"/>
    </style:style>
    <style:style style:name="P216" style:parent-style-name="Standard" style:family="paragraph">
      <style:paragraph-properties fo:text-align="center"/>
    </style:style>
    <style:style style:name="T217" style:parent-style-name="Absatz-Standardschriftart" style:family="text">
      <style:text-properties style:font-name="Nimbus Sans L"/>
    </style:style>
    <style:style style:name="P218" style:parent-style-name="Standard" style:family="paragraph">
      <style:paragraph-properties fo:text-align="justify"/>
      <style:text-properties style:font-name="Nimbus Sans L"/>
    </style:style>
    <style:style style:name="P219" style:parent-style-name="Standard" style:family="paragraph">
      <style:paragraph-properties fo:text-align="justify"/>
      <style:text-properties style:font-name="Nimbus Sans L"/>
    </style:style>
    <style:style style:name="P220" style:parent-style-name="Standard" style:family="paragraph">
      <style:paragraph-properties fo:text-align="justify"/>
    </style:style>
    <style:style style:name="T221" style:parent-style-name="Absatz-Standardschriftart" style:family="text">
      <style:text-properties style:font-name="Courier 10 Pitch" fo:font-style="italic" style:font-style-asian="italic" style:font-style-complex="italic"/>
    </style:style>
    <style:style style:name="T222" style:parent-style-name="Absatz-Standardschriftart" style:family="text">
      <style:text-properties style:font-name="Courier 10 Pitch"/>
    </style:style>
    <style:style style:name="P223" style:parent-style-name="Standard" style:family="paragraph">
      <style:paragraph-properties fo:text-align="justify"/>
    </style:style>
    <style:style style:name="T224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25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26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27" style:parent-style-name="Absatz-Standardschriftart" style:family="text">
      <style:text-properties fo:font-style="italic" style:font-style-asian="italic" style:font-style-complex="italic"/>
    </style:style>
    <style:style style:name="P228" style:parent-style-name="Standard" style:family="paragraph">
      <style:paragraph-properties fo:text-align="justify"/>
    </style:style>
    <style:style style:name="T229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T230" style:parent-style-name="Absatz-Standardschriftart" style:family="text">
      <style:text-properties fo:font-style="italic" style:font-style-asian="italic" style:font-style-complex="italic" fo:font-size="11pt" style:font-size-asian="11pt" style:font-size-complex="11pt"/>
    </style:style>
    <style:style style:name="P231" style:parent-style-name="Textbody" style:family="paragraph">
      <style:paragraph-properties fo:text-align="justify"/>
      <style:text-properties style:font-name="Nimbus Sans L"/>
    </style:style>
    <style:style style:name="P232" style:parent-style-name="Textbody" style:family="paragraph">
      <style:paragraph-properties fo:text-align="justify"/>
    </style:style>
    <style:style style:name="TableColumn234" style:family="table-column">
      <style:table-column-properties style:column-width="1.9326in" style:use-optimal-column-width="false"/>
    </style:style>
    <style:style style:name="TableColumn235" style:family="table-column">
      <style:table-column-properties style:column-width="5.0368in" style:use-optimal-column-width="false"/>
    </style:style>
    <style:style style:name="Table233" style:family="table">
      <style:table-properties style:width="6.9694in" fo:margin-left="0in" table:align="lef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238" style:parent-style-name="TableContents" style:family="paragraph">
      <style:paragraph-properties fo:background-color="#B3B3B3"/>
    </style:style>
    <style:style style:name="TableCell239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240" style:parent-style-name="Textbody" style:family="paragraph">
      <style:paragraph-properties fo:background-color="#B3B3B3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</style:style>
    <style:style style:name="TableCell2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</style:style>
    <style:style style:name="TableCell2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</style:style>
    <style:style style:name="TableCell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</style:style>
    <style:style style:name="TableCell2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</style:style>
    <style:style style:name="P266" style:parent-style-name="Standard" style:family="paragraph">
      <style:paragraph-properties fo:text-align="justify"/>
    </style:style>
    <style:style style:name="P267" style:parent-style-name="Textbody" style:family="paragraph">
      <style:paragraph-properties fo:text-align="justify"/>
    </style:style>
    <style:style style:name="TableColumn269" style:family="table-column">
      <style:table-column-properties style:column-width="1.9416in" style:use-optimal-column-width="false"/>
    </style:style>
    <style:style style:name="TableColumn270" style:family="table-column">
      <style:table-column-properties style:column-width="5.0277in" style:use-optimal-column-width="false"/>
    </style:style>
    <style:style style:name="Table268" style:family="table">
      <style:table-properties style:width="6.9694in" fo:margin-left="0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 fo:background-color="#B3B3B3"/>
    </style:style>
    <style:style style:name="TableCell274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275" style:parent-style-name="Textbody" style:family="paragraph">
      <style:paragraph-properties fo:text-align="justify" fo:background-color="#B3B3B3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</style:style>
    <style:style style:name="TableCell2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</style:style>
    <style:style style:name="T281" style:parent-style-name="Absatz-Standardschriftart" style:family="text">
      <style:text-properties fo:font-style="italic" style:font-style-asian="italic" style:font-style-complex="italic"/>
    </style:style>
    <style:style style:name="P282" style:parent-style-name="TableContents" style:family="paragraph">
      <style:paragraph-properties fo:text-align="justify"/>
    </style:style>
    <style:style style:name="T283" style:parent-style-name="Absatz-Standardschriftart" style:family="text">
      <style:text-properties fo:font-style="italic" style:font-style-asian="italic" style:font-style-complex="italic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</style:style>
    <style:style style:name="TableCell2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</style:style>
    <style:style style:name="TableCell2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</style:style>
    <style:style style:name="TableCell2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</style:style>
    <style:style style:name="T304" style:parent-style-name="Absatz-Standardschriftart" style:family="text">
      <style:text-properties fo:font-style="italic" style:font-style-asian="italic" style:font-style-complex="italic"/>
    </style:style>
    <style:style style:name="P305" style:parent-style-name="TableContents" style:family="paragraph">
      <style:paragraph-properties fo:text-align="justify"/>
    </style:style>
    <style:style style:name="T306" style:parent-style-name="Absatz-Standardschriftart" style:family="text">
      <style:text-properties fo:font-style="italic" style:font-style-asian="italic" style:font-style-complex="italic"/>
    </style:style>
    <style:style style:name="T307" style:parent-style-name="Absatz-Standardschriftart" style:family="text">
      <style:text-properties fo:language="en" fo:country="US"/>
    </style:style>
    <style:style style:name="P308" style:parent-style-name="Textbody" style:family="paragraph">
      <style:paragraph-properties fo:text-align="justify"/>
    </style:style>
    <style:style style:name="T309" style:parent-style-name="Absatz-Standardschriftart" style:family="text">
      <style:text-properties style:font-name="Courier 10 Pitch"/>
    </style:style>
    <style:style style:name="P310" style:parent-style-name="Textbody" style:list-style-name="LFO7" style:family="paragraph">
      <style:paragraph-properties fo:text-align="justify"/>
    </style:style>
    <style:style style:name="P311" style:parent-style-name="Textbody" style:list-style-name="LFO7" style:family="paragraph">
      <style:paragraph-properties fo:text-align="justify"/>
    </style:style>
    <style:style style:name="P312" style:parent-style-name="Textbody" style:list-style-name="LFO7" style:family="paragraph">
      <style:paragraph-properties fo:text-align="justify"/>
    </style:style>
    <style:style style:name="P313" style:parent-style-name="Textbody" style:list-style-name="LFO7" style:family="paragraph">
      <style:paragraph-properties fo:text-align="justify"/>
    </style:style>
    <style:style style:name="P314" style:parent-style-name="Textbody" style:list-style-name="LFO7" style:family="paragraph">
      <style:paragraph-properties fo:text-align="justify"/>
    </style:style>
    <style:style style:name="P315" style:parent-style-name="Textbody" style:list-style-name="LFO7" style:family="paragraph">
      <style:paragraph-properties fo:text-align="justify"/>
    </style:style>
    <style:style style:name="P316" style:parent-style-name="Textbody" style:list-style-name="LFO7" style:family="paragraph">
      <style:paragraph-properties fo:text-align="justify"/>
    </style:style>
    <style:style style:name="P317" style:parent-style-name="Textbody" style:family="paragraph">
      <style:paragraph-properties fo:text-align="justify"/>
    </style:style>
    <style:style style:name="TableColumn319" style:family="table-column">
      <style:table-column-properties style:column-width="1.9513in" style:use-optimal-column-width="false"/>
    </style:style>
    <style:style style:name="TableColumn320" style:family="table-column">
      <style:table-column-properties style:column-width="5.018in" style:use-optimal-column-width="false"/>
    </style:style>
    <style:style style:name="Table318" style:family="table">
      <style:table-properties style:width="6.9694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 fo:background-color="#B3B3B3"/>
    </style:style>
    <style:style style:name="TableCell324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325" style:parent-style-name="Textbody" style:family="paragraph">
      <style:paragraph-properties fo:text-align="justify" fo:background-color="#B3B3B3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</style:style>
    <style:style style:name="T331" style:parent-style-name="Absatz-Standardschriftart" style:family="text">
      <style:text-properties fo:font-style="italic" style:font-style-asian="italic" style:font-style-complex="italic"/>
    </style:style>
    <style:style style:name="T332" style:parent-style-name="Absatz-Standardschriftart" style:family="text">
      <style:text-properties style:font-name="Courier 10 Pitch"/>
    </style:style>
    <style:style style:name="T333" style:parent-style-name="Absatz-Standardschriftart" style:family="text">
      <style:text-properties style:font-name="Courier 10 Pitch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</style:style>
    <style:style style:name="TableCell3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8" style:parent-style-name="Textbody" style:family="paragraph">
      <style:paragraph-properties fo:text-align="justify"/>
      <style:text-properties fo:language="en" fo:country="US"/>
    </style:style>
    <style:style style:name="P339" style:parent-style-name="Textbody" style:family="paragraph">
      <style:paragraph-properties fo:text-align="justify"/>
      <style:text-properties fo:language="en" fo:country="US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</style:style>
    <style:style style:name="TableCell3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</style:style>
    <style:style style:name="TableCell3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</style:style>
    <style:style style:name="T350" style:parent-style-name="Absatz-Standardschriftart" style:family="text">
      <style:text-properties style:font-name="Courier 10 Pitch"/>
    </style:style>
    <style:style style:name="T351" style:parent-style-name="Absatz-Standardschriftart" style:family="text">
      <style:text-properties style:font-name="Courier 10 Pitch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</style:style>
    <style:style style:name="TableCell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</style:style>
    <style:style style:name="T357" style:parent-style-name="Absatz-Standardschriftart" style:family="text">
      <style:text-properties style:font-name="Courier 10 Pitch"/>
    </style:style>
    <style:style style:name="T358" style:parent-style-name="Absatz-Standardschriftart" style:family="text">
      <style:text-properties style:font-name="Courier 10 Pitch"/>
    </style:style>
    <style:style style:name="P359" style:parent-style-name="TableContents" style:family="paragraph">
      <style:paragraph-properties fo:text-align="justify"/>
    </style:style>
    <style:style style:name="T360" style:parent-style-name="Absatz-Standardschriftart" style:family="text">
      <style:text-properties style:font-name="Courier 10 Pitch"/>
    </style:style>
    <style:style style:name="P361" style:parent-style-name="TableContents" style:family="paragraph">
      <style:paragraph-properties fo:text-align="justify"/>
    </style:style>
    <style:style style:name="T362" style:parent-style-name="Absatz-Standardschriftart" style:family="text">
      <style:text-properties style:font-name="Courier 10 Pitch"/>
    </style:style>
    <style:style style:name="T363" style:parent-style-name="Absatz-Standardschriftart" style:family="text">
      <style:text-properties style:font-name="Courier 10 Pitch"/>
    </style:style>
    <style:style style:name="P364" style:parent-style-name="TableContents" style:family="paragraph">
      <style:paragraph-properties fo:text-align="justify"/>
    </style:style>
    <style:style style:name="T365" style:parent-style-name="Absatz-Standardschriftart" style:family="text">
      <style:text-properties fo:font-style="italic" style:font-style-asian="italic" style:font-style-complex="italic"/>
    </style:style>
    <style:style style:name="P366" style:parent-style-name="Textbody" style:family="paragraph">
      <style:paragraph-properties fo:text-align="justify"/>
      <style:text-properties fo:font-size="10pt" style:font-size-asian="10pt" style:font-size-complex="10pt"/>
    </style:style>
    <style:style style:name="P367" style:parent-style-name="Textbody" style:family="paragraph">
      <style:paragraph-properties fo:text-align="justify"/>
    </style:style>
    <style:style style:name="TableColumn369" style:family="table-column">
      <style:table-column-properties style:column-width="1.9326in" style:use-optimal-column-width="false"/>
    </style:style>
    <style:style style:name="TableColumn370" style:family="table-column">
      <style:table-column-properties style:column-width="5.0368in" style:use-optimal-column-width="false"/>
    </style:style>
    <style:style style:name="Table368" style:family="table">
      <style:table-properties style:width="6.9694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background-color="#B3B3B3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 fo:background-color="#B3B3B3"/>
    </style:style>
    <style:style style:name="TableCell374" style:family="table-cell">
      <style:table-cell-properties fo:border="0.0034in solid #000000" fo:background-color="#B3B3B3" fo:padding-top="0.0381in" fo:padding-left="0.0381in" fo:padding-bottom="0.0381in" fo:padding-right="0.0381in"/>
    </style:style>
    <style:style style:name="P375" style:parent-style-name="Textbody" style:family="paragraph">
      <style:paragraph-properties fo:text-align="justify" fo:background-color="#B3B3B3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justify"/>
    </style:style>
    <style:style style:name="TableCell3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justify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justify"/>
    </style:style>
    <style:style style:name="TableCell3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justify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/>
    </style:style>
    <style:style style:name="TableCell3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justify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justify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justify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justify"/>
    </style:style>
    <style:style style:name="P401" style:parent-style-name="Standard" style:family="paragraph">
      <style:paragraph-properties fo:text-align="justify"/>
    </style:style>
    <style:style style:name="P402" style:parent-style-name="Standard" style:family="paragraph">
      <style:paragraph-properties fo:text-align="justify"/>
    </style:style>
    <style:style style:name="P403" style:parent-style-name="Textbody" style:family="paragraph">
      <style:paragraph-properties fo:text-align="justify"/>
    </style:style>
    <style:style style:name="T404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405" style:parent-style-name="Absatz-Standardschriftart" style:family="text">
      <style:text-properties style:text-position="sub 66.6%" style:text-underline-type="single" style:text-underline-style="solid" style:text-underline-width="auto" style:text-underline-mode="continuous"/>
    </style:style>
    <style:style style:name="T406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407" style:parent-style-name="Textbody" style:family="paragraph">
      <style:paragraph-properties fo:text-align="justify"/>
    </style:style>
    <style:style style:name="P408" style:parent-style-name="Textbody" style:family="paragraph">
      <style:paragraph-properties fo:text-align="justify"/>
    </style:style>
    <style:style style:name="P409" style:parent-style-name="Textbody" style:family="paragraph">
      <style:paragraph-properties fo:text-align="center"/>
    </style:style>
    <style:style style:name="P410" style:parent-style-name="Textbody" style:family="paragraph">
      <style:paragraph-properties fo:text-align="justify"/>
    </style:style>
    <style:style style:name="P411" style:parent-style-name="Textbody" style:family="paragraph">
      <style:paragraph-properties fo:text-align="center"/>
    </style:style>
    <style:style style:name="P412" style:parent-style-name="Textbody" style:family="paragraph">
      <style:paragraph-properties fo:text-align="justify"/>
    </style:style>
    <style:style style:name="P413" style:parent-style-name="Textbody" style:family="paragraph">
      <style:paragraph-properties fo:text-align="center"/>
    </style:style>
    <style:style style:name="T414" style:parent-style-name="Absatz-Standardschriftart" style:family="text">
      <style:text-properties style:text-position="sub 66.6%"/>
    </style:style>
    <style:style style:name="T415" style:parent-style-name="Absatz-Standardschriftart" style:family="text">
      <style:text-properties style:text-position="sub 66.6%"/>
    </style:style>
    <style:style style:name="P416" style:parent-style-name="Standard" style:family="paragraph">
      <style:paragraph-properties fo:text-align="justify"/>
    </style:style>
    <style:style style:name="P417" style:parent-style-name="Textbody" style:family="paragraph">
      <style:paragraph-properties fo:text-align="justify"/>
    </style:style>
    <style:style style:name="T418" style:parent-style-name="Absatz-Standardschriftart" style:family="text">
      <style:text-properties style:text-position="sub 66.6%"/>
    </style:style>
    <style:style style:name="P419" style:parent-style-name="Textbody" style:family="paragraph">
      <style:paragraph-properties fo:text-align="justify"/>
    </style:style>
    <style:style style:name="T420" style:parent-style-name="Absatz-Standardschriftart" style:family="text">
      <style:text-properties style:font-name="Nimbus Sans L"/>
    </style:style>
    <style:style style:name="T421" style:parent-style-name="Absatz-Standardschriftart" style:family="text">
      <style:text-properties style:font-name="Nimbus Sans L"/>
    </style:style>
    <style:style style:name="T422" style:parent-style-name="Absatz-Standardschriftart" style:family="text">
      <style:text-properties style:font-name="Nimbus Sans L"/>
    </style:style>
    <style:style style:name="P423" style:parent-style-name="Textbody" style:family="paragraph">
      <style:paragraph-properties fo:text-align="justify"/>
    </style:style>
    <style:style style:name="P424" style:parent-style-name="Textbody" style:family="paragraph">
      <style:paragraph-properties fo:text-align="center"/>
    </style:style>
    <style:style style:name="P425" style:parent-style-name="Textbody" style:family="paragraph">
      <style:paragraph-properties fo:text-align="justify"/>
    </style:style>
    <style:style style:name="T426" style:parent-style-name="Absatz-Standardschriftart" style:family="text">
      <style:text-properties style:font-name="Nimbus Sans L"/>
    </style:style>
    <style:style style:name="P427" style:parent-style-name="Textbody" style:family="paragraph">
      <style:paragraph-properties fo:text-align="center"/>
    </style:style>
    <style:style style:name="T428" style:parent-style-name="Absatz-Standardschriftart" style:family="text">
      <style:text-properties style:font-name="Nimbus Sans L"/>
    </style:style>
    <style:style style:name="P429" style:parent-style-name="Textbody" style:family="paragraph">
      <style:paragraph-properties fo:text-align="justify"/>
    </style:style>
    <style:style style:name="T430" style:parent-style-name="Absatz-Standardschriftart" style:family="text">
      <style:text-properties style:font-name="Nimbus Sans L"/>
    </style:style>
    <style:style style:name="T431" style:parent-style-name="Absatz-Standardschriftart" style:family="text">
      <style:text-properties style:font-name="Nimbus Sans L"/>
    </style:style>
    <style:style style:name="P432" style:parent-style-name="Textbody" style:family="paragraph">
      <style:paragraph-properties fo:text-align="center"/>
    </style:style>
    <style:style style:name="T433" style:parent-style-name="Absatz-Standardschriftart" style:family="text">
      <style:text-properties style:font-name="Nimbus Sans L"/>
    </style:style>
    <style:style style:name="P434" style:parent-style-name="Textbody" style:family="paragraph">
      <style:paragraph-properties fo:text-align="justify"/>
    </style:style>
    <style:style style:name="T435" style:parent-style-name="Absatz-Standardschriftart" style:family="text">
      <style:text-properties style:font-name="Nimbus Sans L"/>
    </style:style>
    <style:style style:name="P436" style:parent-style-name="Standard" style:family="paragraph">
      <style:paragraph-properties fo:text-align="justify"/>
    </style:style>
    <style:style style:name="T437" style:parent-style-name="Absatz-Standardschriftart" style:family="text">
      <style:text-properties style:font-name="Nimbus Sans L"/>
    </style:style>
    <style:style style:name="P438" style:parent-style-name="Standard" style:family="paragraph">
      <style:paragraph-properties fo:text-align="center"/>
    </style:style>
    <style:style style:name="T439" style:parent-style-name="Absatz-Standardschriftart" style:family="text">
      <style:text-properties style:font-name="Nimbus Sans L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min-width="6.41319in" fo:min-height="5.07708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4.375in" fo:min-height="5.45833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0" style:parent-style-name="Graphics">
      <style:graphic-properties fo:min-width="2.33472in" fo:min-height="4.04306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9" style:parent-style-name="Graphics">
      <style:graphic-properties fo:min-width="4.85972in" fo:min-height="5.70278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2.95347in" fo:min-height="5.57222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pan text:style-name="T19"><text:title text:fixed="false">Modul-Design SW Watchdog</text:title></text:span></text:p>
      <text:p text:style-name="Standard"><text:s/>Für das studentische Projekt<text:s/><text:span text:style-name="T20"><text:subject text:fixed="false">Sichere Eisenbahnsteuerung</text:subject></text:span></text:p>
      <text:p text:style-name="Standard"/>
      <text:p text:style-name="Standard"/>
      <text:p text:style-name="Standard"/>
      <text:p text:style-name="P21"><text:span text:style-name="T22">Datum</text:span><text:tab/>20<text:bookmark-start text:name="Datum"/>.05.2010<text:bookmark-end text:name="Datum"/></text:p>
      <text:p text:style-name="P23"><text:span text:style-name="T24">Quelle</text:span><text:tab/>Dokumente\02_Design\02.02_Moduldesign</text:p>
      <text:p text:style-name="P25"><text:span text:style-name="T26">Autoren</text:span><text:tab/>F. Geber</text:p>
      <text:p text:style-name="P27"><text:span text:style-name="T28">Version</text:span><text:tab/><text:bookmark-start text:name="Version"/><text:span text:style-name="VersionChar">2.</text:span><text:bookmark-end text:name="Version"/><text:span text:style-name="VersionChar">1</text:span></text:p>
      <text:p text:style-name="P29"><text:span text:style-name="T30">Status</text:span><text:tab/>freigegeben</text:p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Heading1" text:outline-level="1">Historie</text:h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Version</text:p>
          </table:table-cell>
          <table:table-cell table:style-name="TableCell40">
            <text:p text:style-name="P41">Datum</text:p>
          </table:table-cell>
          <table:table-cell table:style-name="TableCell42">
            <text:p text:style-name="P43">Autor</text:p>
          </table:table-cell>
          <table:table-cell table:style-name="TableCell44">
            <text:p text:style-name="P45">Bemerkung</text:p>
          </table:table-cell>
        </table:table-row>
        <table:table-row table:style-name="TableRow46">
          <table:table-cell table:style-name="TableCell47">
            <text:p text:style-name="P48">0.1</text:p>
          </table:table-cell>
          <table:table-cell table:style-name="TableCell49">
            <text:p text:style-name="P50">09.12.2009</text:p>
          </table:table-cell>
          <table:table-cell table:style-name="TableCell51">
            <text:p text:style-name="P52">Felix Blüml</text:p>
          </table:table-cell>
          <table:table-cell table:style-name="TableCell53">
            <text:p text:style-name="P54">Erste Version</text:p>
          </table:table-cell>
        </table:table-row>
        <table:table-row table:style-name="TableRow55">
          <table:table-cell table:style-name="TableCell56">
            <text:p text:style-name="P57">0.2</text:p>
          </table:table-cell>
          <table:table-cell table:style-name="TableCell58">
            <text:p text:style-name="P59">22.12.2009</text:p>
          </table:table-cell>
          <table:table-cell table:style-name="TableCell60">
            <text:p text:style-name="P61">Felix Blüml</text:p>
          </table:table-cell>
          <table:table-cell table:style-name="TableCell62">
            <text:p text:style-name="P63">Kap. 5.2: Änderung der Groß-/Kleinschreibung von SW_status_array<text:line-break/>Dokumentenübergreifend: Änderung<text:s/>des Schnittstellennamens von sw_init() in initSW()</text:p>
          </table:table-cell>
        </table:table-row>
        <table:table-row table:style-name="TableRow64">
          <table:table-cell table:style-name="TableCell65">
            <text:p text:style-name="P66">0.3</text:p>
          </table:table-cell>
          <table:table-cell table:style-name="TableCell67">
            <text:p text:style-name="P68">22.12.2009</text:p>
          </table:table-cell>
          <table:table-cell table:style-name="TableCell69">
            <text:p text:style-name="P70">Felix Blüml</text:p>
          </table:table-cell>
          <table:table-cell table:style-name="TableCell71">
            <text:p text:style-name="P72">Anpassung von Abb. 1 gemäß den Änderungen aus Version 0.2</text:p>
          </table:table-cell>
        </table:table-row>
        <table:table-row table:style-name="TableRow73">
          <table:table-cell table:style-name="TableCell74">
            <text:p text:style-name="P75">0.4</text:p>
          </table:table-cell>
          <table:table-cell table:style-name="TableCell76">
            <text:p text:style-name="P77">22.12.2009</text:p>
          </table:table-cell>
          <table:table-cell table:style-name="TableCell78">
            <text:p text:style-name="P79">Felix Blüml</text:p>
          </table:table-cell>
          <table:table-cell table:style-name="TableCell80">
            <text:p text:style-name="P81">Anpassung von Abb. 2 gemäß den Änderungen aus Version 0.2</text:p>
          </table:table-cell>
        </table:table-row>
        <table:table-row table:style-name="TableRow82">
          <table:table-cell table:style-name="TableCell83">
            <text:p text:style-name="P84">0.5</text:p>
          </table:table-cell>
          <table:table-cell table:style-name="TableCell85">
            <text:p text:style-name="P86">22.12.2009</text:p>
          </table:table-cell>
          <table:table-cell table:style-name="TableCell87">
            <text:p text:style-name="P88">Felix Blüml</text:p>
          </table:table-cell>
          <table:table-cell table:style-name="TableCell89">
            <text:p text:style-name="P90">Dokumentenübergreifend: Änderung von „unsigned integer 8 Bit“ in „unsigned char“</text:p>
          </table:table-cell>
        </table:table-row>
        <table:table-row table:style-name="TableRow91">
          <table:table-cell table:style-name="TableCell92">
            <text:p text:style-name="P93">1.0</text:p>
          </table:table-cell>
          <table:table-cell table:style-name="TableCell94">
            <text:p text:style-name="P95">22.12.2009</text:p>
          </table:table-cell>
          <table:table-cell table:style-name="TableCell96">
            <text:p text:style-name="P97">Felix Blüml</text:p>
          </table:table-cell>
          <table:table-cell table:style-name="TableCell98">
            <text:p text:style-name="P99">(Review durch Thomas Musialslci.)</text:p>
            <text:p text:style-name="P100">Dokumentenübergreifend: Anpassungen der Formulierungen zur besseren Verständlichkeit und<text:s/>Rechtschreibfehlerkorrektur</text:p>
          </table:table-cell>
        </table:table-row>
        <table:table-row table:style-name="TableRow101">
          <table:table-cell table:style-name="TableCell102">
            <text:p text:style-name="P103">1.1</text:p>
          </table:table-cell>
          <table:table-cell table:style-name="TableCell104">
            <text:p text:style-name="P105">12.01.2010</text:p>
          </table:table-cell>
          <table:table-cell table:style-name="TableCell106">
            <text:p text:style-name="P107">Felix Blüml</text:p>
          </table:table-cell>
          <table:table-cell table:style-name="TableCell108">
            <text:p text:style-name="P109">Dokumentenübergreifend: Änderung der Schnittstelle von „hello(module_id, status)“ in „helloModul(module_id, status)“.<text:line-break/>Hinzufügen der Schnittstelle stopSW().</text:p>
          </table:table-cell>
        </table:table-row>
        <table:table-row table:style-name="TableRow110">
          <table:table-cell table:style-name="TableCell111">
            <text:p text:style-name="P112">1.2</text:p>
          </table:table-cell>
          <table:table-cell table:style-name="TableCell113">
            <text:p text:style-name="P114">12.01.2010</text:p>
          </table:table-cell>
          <table:table-cell table:style-name="TableCell115">
            <text:p text:style-name="P116">Felix Blüml</text:p>
          </table:table-cell>
          <table:table-cell table:style-name="TableCell117">
            <text:p text:style-name="P118">Kap. 3.2.1:<text:s/>Vervollständigung des Textes durch das Wort „freigegeben“.</text:p>
            <text:p text:style-name="P119">Kap. 6.1: Korrektur des maximalen Zählerstandes und Abhängigkeiten.</text:p>
            <text:p text:style-name="P120">Kap. 6.2.4: TR durch TR0 korrigiert.</text:p>
          </table:table-cell>
        </table:table-row>
        <table:table-row table:style-name="TableRow121">
          <table:table-cell table:style-name="TableCell122">
            <text:p text:style-name="P123">1.3</text:p>
          </table:table-cell>
          <table:table-cell table:style-name="TableCell124">
            <text:p text:style-name="P125">26.01.2010</text:p>
          </table:table-cell>
          <table:table-cell table:style-name="TableCell126">
            <text:p text:style-name="P127">Felix Blüml</text:p>
          </table:table-cell>
          <table:table-cell table:style-name="TableCell128">
            <text:p text:style-name="P129">Kap. 3.2.1: Änderung des Ablaufs; Timer0 wird zu Beginn erst einmal gestoppt. Korrektur der Vergabe der höchsten Priorität.</text:p>
            <text:p text:style-name="P130">Kap 3.1: Hinzufügen des gemessenen Wertes des Zeitfensters.</text:p>
          </table:table-cell>
        </table:table-row>
        <table:table-row table:style-name="TableRow131">
          <table:table-cell table:style-name="TableCell132">
            <text:p text:style-name="P133">1.4</text:p>
          </table:table-cell>
          <table:table-cell table:style-name="TableCell134">
            <text:p text:style-name="P135">04.02.2010</text:p>
          </table:table-cell>
          <table:table-cell table:style-name="TableCell136">
            <text:p text:style-name="P137">Felix Blüml</text:p>
          </table:table-cell>
          <table:table-cell table:style-name="TableCell138">
            <text:p text:style-name="P139">Kap 3.1: Entfernen des gemessenen Wertes des Zeitfensters. Berechnung für 10 MHz umgestellt.</text:p>
          </table:table-cell>
        </table:table-row>
        <table:table-row table:style-name="TableRow140">
          <table:table-cell table:style-name="TableCell141">
            <text:p text:style-name="P142">1.5</text:p>
          </table:table-cell>
          <table:table-cell table:style-name="TableCell143">
            <text:p text:style-name="P144">07.02.2010</text:p>
          </table:table-cell>
          <table:table-cell table:style-name="TableCell145">
            <text:p text:style-name="P146">Felix Blüml</text:p>
          </table:table-cell>
          <table:table-cell table:style-name="TableCell147">
            <text:p text:style-name="P148">Abb.1: Korrektur des Kommentars.</text:p>
          </table:table-cell>
        </table:table-row>
        <table:table-row table:style-name="TableRow149">
          <table:table-cell table:style-name="TableCell150">
            <text:p text:style-name="P151">1.6</text:p>
          </table:table-cell>
          <table:table-cell table:style-name="TableCell152">
            <text:p text:style-name="P153">07.02.2010</text:p>
          </table:table-cell>
          <table:table-cell table:style-name="TableCell154">
            <text:p text:style-name="P155">Felix Blüml</text:p>
          </table:table-cell>
          <table:table-cell table:style-name="TableCell156">
            <text:p text:style-name="P157">Korrektur der fehlerhaften Nummerierung der Kapitel.</text:p>
          </table:table-cell>
        </table:table-row>
        <table:table-row table:style-name="TableRow158">
          <table:table-cell table:style-name="TableCell159">
            <text:p text:style-name="P160">2.0</text:p>
          </table:table-cell>
          <table:table-cell table:style-name="TableCell161">
            <text:p text:style-name="P162">06.05.2010</text:p>
          </table:table-cell>
          <table:table-cell table:style-name="TableCell163">
            <text:p text:style-name="P164">F. Geber</text:p>
          </table:table-cell>
          <table:table-cell table:style-name="TableCell165">
            <text:p text:style-name="P166">Layout-Anpassung; Aktualisieren der referenzierten Dokumenten (Kapitel 4), C515C ist von Infineon nicht<text:s/>Siemens; Text unter Bildern zu Bildbeschriftungen<text:s/><text:soft-page-break/>umwandeln und im Text richtig referenzieren; Umbenennen von BMV in BV (Betriebsmittelverwaltung), da es so Konvention ist; in Kapitel 5.2: SW_status_array ist 7 Byte lang, nicht 6; in Kapitel 5.3: Genaue Festlegung des Aufrufs von initSW() nach initNOTAUS(); Vollendung des letzten Satzes in Kapitel 6; in Kapitel 6.2.1: Im Quellcode wird zuerst das Array befüllt, bevor TR0 = 0 gesetzt wird;</text:p>
          </table:table-cell>
        </table:table-row>
        <text:soft-page-break/>
        <table:table-row table:style-name="TableRow167">
          <table:table-cell table:style-name="TableCell168">
            <text:p text:style-name="P169">2.1</text:p>
          </table:table-cell>
          <table:table-cell table:style-name="TableCell170">
            <text:p text:style-name="P171">20.05.10</text:p>
          </table:table-cell>
          <table:table-cell table:style-name="TableCell172">
            <text:p text:style-name="P173">F. Geber</text:p>
          </table:table-cell>
          <table:table-cell table:style-name="TableCell174">
            <text:p text:style-name="P175">Fehler bei der Abkürzung für<text:s/>Betriebsmittelverwaltung → Ändern von BV in BMV;</text:p>
          </table:table-cell>
        </table:table-row>
      </table:table>
      <text:p text:style-name="P176"/>
      <text:soft-page-break/>
      <text:h text:style-name="Heading1" text:outline-level="1">Inhaltsverzeichnis</text:h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77">1 Historie<text:tab/>2</text:p>
          <text:p text:style-name="P178">2 Inhaltsverzeichnis<text:tab/>4</text:p>
          <text:p text:style-name="P179">3 <text:s/>Einleitung<text:tab/>5</text:p>
          <text:p text:style-name="P180">4 <text:s/>Referenzierte Dokumente<text:tab/>6</text:p>
          <text:p text:style-name="P181">5 <text:s/>Architektur<text:tab/>7</text:p>
          <text:p text:style-name="P182">5.1 <text:s/>Funktionshierarchie<text:tab/>7</text:p>
          <text:p text:style-name="P183">5.2 <text:s/>Daten<text:tab/>7</text:p>
          <text:p text:style-name="P184">5.3 <text:s/>Abhängigkeiten von anderen<text:s/>Modulen<text:tab/>8</text:p>
          <text:p text:style-name="P185">5.4 <text:s/>Schnittstellenbeschreibung<text:s/><text:tab/>9</text:p>
          <text:p text:style-name="P186">5.4.1 <text:s/>void initSW()<text:tab/>9</text:p>
          <text:p text:style-name="P187">5.4.2 <text:s/>void hello()<text:tab/>10</text:p>
          <text:p text:style-name="P188">5.4.3 <text:s/>void helloModul(byte module_id, byte status)<text:tab/>11</text:p>
          <text:p text:style-name="P189">5.4.4 <text:s/>void stopSW()<text:tab/>12</text:p>
          <text:p text:style-name="P190">6 <text:s/>Dynamisches Verhalten<text:tab/>13</text:p>
          <text:p text:style-name="P191">6.1 <text:s/>Zeitfensterkonfiguration des Hardwarezählers<text:tab/>13</text:p>
          <text:p text:style-name="P192">6.2 <text:s/>Funktionsbeschreibung<text:tab/>14</text:p>
          <text:p text:style-name="P193">6.2.1 <text:s/>initSW()<text:tab/>14</text:p>
          <text:p text:style-name="P194">6.2.2 <text:s/>hello()<text:tab/>15</text:p>
          <text:p text:style-name="P195">6.2.3 <text:s/>helloModul(module_id, status)<text:tab/>16</text:p>
          <text:p text:style-name="P196">6.2.4 <text:s/>stopSW()<text:tab/>17</text:p>
          <text:p text:style-name="P197">6.2.5 <text:s/>Interrupt timer-0-overflow<text:tab/>17</text:p>
        </text:index-body>
      </text:table-of-content>
      <text:p text:style-name="P198"/>
      <text:p text:style-name="P199"/>
      <text:p text:style-name="P200"/>
      <text:p text:style-name="P201"/>
      <text:soft-page-break/>
      <text:h text:style-name="Heading1" text:outline-level="1"><text:s/>Einleitung</text:h>
      <text:p text:style-name="P202">Dieses Dokument beschreibt das Modul Software-Watchdog (SW) des Software-Designs.</text:p>
      <text:p text:style-name="P203">Der SW soll Deadlocks im Programmablauf erkennen und ggf. das Modelleisenbahnsystem mit Hilfe eines weiteren Moduls, dem Not-Aus-Treiber des Software-Designs, stoppen können.</text:p>
      <text:p text:style-name="P204">Deadlocks sollen durch zwei Prüfungen identifiziert werden:</text:p>
      <text:list text:style-name="LFO5" text:continue-numbering="true">
        <text:list-item>
          <text:p text:style-name="P205">Zu hoher Zeitbedarf<text:s/>bei Bewältigung einer Aufgabe und</text:p>
        </text:list-item>
        <text:list-item>
          <text:p text:style-name="P206">Wiederholte Ausführung einer gleichen Aufgabe.</text:p>
        </text:list-item>
      </text:list>
      <text:p text:style-name="P207">Zur Umsetzung der ersten Prüfmethode durch den SW wird der Hardwarezähler Timer/Counter 0 des Mikrocontrollers C515C verwendet, wie im Data Sheet (siehe Referenzierte<text:s/>Dokumente) beschrieben.</text:p>
      <text:p text:style-name="Standard"/>
      <text:h text:style-name="Heading1" text:outline-level="1"><text:bookmark-start text:name="__RefHeading__765_1036460203"/><text:bookmark-end text:name="__RefHeading__765_1036460203"/><text:soft-page-break/><text:s/>Referenzierte Dokumente</text:h>
      <text:list text:style-name="LFO6" text:continue-numbering="true">
        <text:list-item>
          <text:p text:style-name="P208">Dokumente\02_Design\02.01_Subsystemdesign\Software-Design</text:p>
        </text:list-item>
        <text:list-item>
          <text:p text:style-name="P209">Dokumente\02_Design\02.02_Moduldesign\Not-Aus-Treiber-Modul-Design</text:p>
        </text:list-item>
        <text:list-item>
          <text:p text:style-name="P210">http://www.datasheetcatalog.com/datasheets_pdf/C/5/1/5/C515C.shtml (<text:span text:style-name="T211">Infineon Tech</text:span><text:span text:style-name="T212">nologies AG</text:span><text:s/>C515C Data Sheet Version 07.97)</text:p>
        </text:list-item>
      </text:list>
      <text:soft-page-break/>
      <text:h text:style-name="Heading1" text:outline-level="1"><text:s/>Architektur</text:h>
      <text:p text:style-name="P213"><text:span text:style-name="T214">In den folgenden Unterkapiteln wird die Architektur des Moduls</text:span><text:s/>näher<text:span text:style-name="T215"><text:s/>erläutert. Siehe dazu auch die Abbildung 1.</text:span></text:p>
      <text:p text:style-name="P216"><text:span text:style-name="T217"><draw:frame draw:z-index="0" draw:id="id4" draw:style-name="a4" draw:name="Rahmen1" text:anchor-type="as-char" svg:x="0in" svg:y="0in" svg:width="5.57222in" svg:height="2.95347in" style:rel-width="scale" style:rel-height="scale"><draw:text-box><text:p text:style-name="Illustration">Abbildung 1: Schnittstellen und globale Variablen des SW</text:p></draw:text-box><svg:desc/></draw:frame></text:span></text:p>
      <text:h text:style-name="Heading2" text:outline-level="2"><text:s/>Funktionshierarchie</text:h>
      <text:p text:style-name="P218">Der Software-Watchdog ist im Software-Design in der Sicherheitsschicht angesiedelt. Es ist jedoch gestattet und gefordert, dass die Schnittstellen in einigen Fällen schichtenübergreifend aufgerufen<text:s/>werden. Aufrufe erfolgen durch die Module selbst, u. A. auch durch die Betriebsmittelverwaltung (BMV) und den Not-Aus-Treiber (siehe dazu auch die Architektur des Software-Designs).</text:p>
      <text:p text:style-name="P219">Es wird der Interrupt Timer-0-Overflow des Mikrocontrollers C515C verwendet. Dieser wird im Falle eines Zählerüberlaufs des Hardwarezählers Timer-0 ausgelöst und übernimmt die weitere Programmsteuerung.</text:p>
      <text:h text:style-name="Heading2" text:outline-level="2"><text:bookmark-start text:name="__RefHeading__825_1036460203"/><text:bookmark-end text:name="__RefHeading__825_1036460203"/><text:s/>Daten</text:h>
      <text:p text:style-name="P220">Zum Speichern der Status der sechs zu überwachenden Module wird ein globales Array, bestehend aus 7 Byte, benötigt: (unsigned char)<text:s/><text:span text:style-name="T221">SW_status_array<text:s/></text:span><text:span text:style-name="T222">[7].<text:s/></text:span>Dabei ist jedes Element einem Modul zugeordnet.</text:p>
      <text:p text:style-name="Standard"/>
      <text:h text:style-name="Heading2" text:outline-level="2"><text:bookmark-start text:name="__RefHeading__903_1036460203"/><text:bookmark-end text:name="__RefHeading__903_1036460203"/><text:s/>Abhängigkeiten von anderen Modulen</text:h>
      <text:p text:style-name="P223">Für die korrekte Verwendung der Schnittstellen HelloModul<text:s/><text:span text:style-name="T224">(void helloModul(byte module_id, byte status))</text:span><text:s/>und Hello<text:s/><text:span text:style-name="T225">(void hello())</text:span><text:s/>muss das Modul Betriebsmittelverwaltung vorher (möglichst gleich zu Beginn der Laufzeit) die Schnittstelle initSW<text:s/><text:span text:style-name="T226">(void initSW())</text:span><text:s/>aufrufen (geschieht gleich nach<text:span text:style-name="T227"><text:s/>initNOTAUS())</text:span>.</text:p>
      <text:p text:style-name="P228">Der Software-Watchdog ist so ausgelegt, dass im Fehlerfall die Schnittstelle Emergency_off<text:s/><text:span text:style-name="T229">(void emergency_off())</text:span><text:s/>des Moduls Not-Aus-Treiber aufgerufen wird. Dadurch soll das <text:s/>Modelleisenbahnsystem abrupt ausgeschaltet werden können. Dazu muss der Not-Aus-Treiber seinerseits wiederum die Schnittstelle StopSW<text:s/><text:span text:style-name="T230">(void stopSW())</text:span><text:s/>kontaktieren.</text:p>
      <text:soft-page-break/>
      <text:h text:style-name="Heading2" text:outline-level="2"><text:s/>Schnittstellenbeschreibung</text:h>
      <text:p text:style-name="P231">Das Modul bietet die unten beschriebenen Schnittstellen.</text:p>
      <text:h text:style-name="Heading3" text:outline-level="3"><text:s/>void initSW()</text:h>
      <text:p text:style-name="P232">Dies ist eine Schnittstelle nur für das Modul Betriebsmittelverwaltung. Die Schnittstelle dient der Initialisierung eines Speicherfeldes für die zuletzt<text:s/>gemeldeten Status der Module und der 'Scharfschaltung' des Hardwarezählers.</text:p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Name:</text:p>
          </table:table-cell>
          <table:table-cell table:style-name="TableCell239">
            <text:p text:style-name="P240">initSW</text:p>
          </table:table-cell>
        </table:table-row>
        <table:table-row table:style-name="TableRow241">
          <table:table-cell table:style-name="TableCell242">
            <text:p text:style-name="P243">Vorbedingung:</text:p>
          </table:table-cell>
          <table:table-cell table:style-name="TableCell244">
            <text:p text:style-name="P245">Diese Schnittstelle muss einmal zu Beginn der Laufzeit aufgerufen werden.</text:p>
          </table:table-cell>
        </table:table-row>
        <table:table-row table:style-name="TableRow246">
          <table:table-cell table:style-name="TableCell247">
            <text:p text:style-name="P248">Parameter:</text:p>
          </table:table-cell>
          <table:table-cell table:style-name="TableCell249">
            <text:p text:style-name="P250">Keine.</text:p>
          </table:table-cell>
        </table:table-row>
        <table:table-row table:style-name="TableRow251">
          <table:table-cell table:style-name="TableCell252">
            <text:p text:style-name="P253">Rückgabe:</text:p>
          </table:table-cell>
          <table:table-cell table:style-name="TableCell254">
            <text:p text:style-name="P255">Keine.</text:p>
          </table:table-cell>
        </table:table-row>
        <table:table-row table:style-name="TableRow256">
          <table:table-cell table:style-name="TableCell257">
            <text:p text:style-name="P258">Nachbedingung:</text:p>
          </table:table-cell>
          <table:table-cell table:style-name="TableCell259">
            <text:p text:style-name="P260">Das Speicherfeld für die<text:s/>zuletzt gemeldeten Status der Module wurde initialisiert und der Hardwarezähler ist aktiv.</text:p>
          </table:table-cell>
        </table:table-row>
        <table:table-row table:style-name="TableRow261">
          <table:table-cell table:style-name="TableCell262">
            <text:p text:style-name="P263">Fehlerfall:</text:p>
          </table:table-cell>
          <table:table-cell table:style-name="TableCell264">
            <text:p text:style-name="P265">Wurde diese Schnittstelle zur Laufzeit erst später aufgerufen, so werden dadurch alle bisher gesammelten Status verworfen und die Vorbedingungen bzgl. Initialstatus aus void helloModul(byte module_id, byte status) und void hello() werden nicht erfüllt.</text:p>
          </table:table-cell>
        </table:table-row>
      </table:table>
      <text:p text:style-name="P266"/>
      <text:h text:style-name="Heading3" text:outline-level="3"><text:s/>void hello()</text:h>
      <text:p text:style-name="P267">Diese Schnittstelle ist ebenfalls nur für das Modul Betriebsmittelverwaltung vorgesehen. Die Schnittstelle dient der Rückmeldung innerhalb<text:s/>des vorgegebenen Zeitfensters (siehe dazu den festgelegten Wert in Kapitel 6.1) zur Bewältigung von Aufgaben.</text:p>
      <table:table table:style-name="Table268">
        <table:table-columns>
          <table:table-column table:style-name="TableColumn269"/>
          <table:table-column table:style-name="TableColumn270"/>
        </table:table-columns>
        <table:table-row table:style-name="TableRow271">
          <table:table-cell table:style-name="TableCell272">
            <text:p text:style-name="P273">Name:</text:p>
          </table:table-cell>
          <table:table-cell table:style-name="TableCell274">
            <text:p text:style-name="P275">Hello</text:p>
          </table:table-cell>
        </table:table-row>
        <table:table-row table:style-name="TableRow276">
          <table:table-cell table:style-name="TableCell277">
            <text:p text:style-name="P278">Vorbedingung:</text:p>
          </table:table-cell>
          <table:table-cell table:style-name="TableCell279">
            <text:p text:style-name="P280"><text:span text:style-name="T281">initSW()</text:span><text:s/>muss vorher <text:s/>aufgerufen worden sein.</text:p>
            <text:p text:style-name="P282"><text:span text:style-name="T283">hello()</text:span><text:s/>muss innerhalb des vorgegebenen Zeitfensters aufgerufen werden.</text:p>
          </table:table-cell>
        </table:table-row>
        <table:table-row table:style-name="TableRow284">
          <table:table-cell table:style-name="TableCell285">
            <text:p text:style-name="P286">Parameter:</text:p>
          </table:table-cell>
          <table:table-cell table:style-name="TableCell287">
            <text:p text:style-name="P288">Keine.</text:p>
          </table:table-cell>
        </table:table-row>
        <table:table-row table:style-name="TableRow289">
          <table:table-cell table:style-name="TableCell290">
            <text:p text:style-name="P291">Rückgabe:</text:p>
          </table:table-cell>
          <table:table-cell table:style-name="TableCell292">
            <text:p text:style-name="P293">Keine.</text:p>
          </table:table-cell>
        </table:table-row>
        <table:table-row table:style-name="TableRow294">
          <table:table-cell table:style-name="TableCell295">
            <text:p text:style-name="P296">Nachbedingung:</text:p>
          </table:table-cell>
          <table:table-cell table:style-name="TableCell297">
            <text:p text:style-name="P298">Der Hardwarezähler Timer-0 wird zurückgesetzt.</text:p>
          </table:table-cell>
        </table:table-row>
        <table:table-row table:style-name="TableRow299">
          <table:table-cell table:style-name="TableCell300">
            <text:p text:style-name="P301">Fehlerfall:</text:p>
          </table:table-cell>
          <table:table-cell table:style-name="TableCell302">
            <text:p text:style-name="P303">Wurde<text:s/><text:span text:style-name="T304">hello()</text:span><text:s/>nicht innerhalb des vorgegebenen Zeitfensters aufgerufen, so wird das Modul Not-Aus-Treiber kontaktiert.</text:p>
            <text:p text:style-name="P305">Wurde<text:s/><text:span text:style-name="T306">initSW()</text:span><text:s/>vorher nicht aufgerufen, so wird der Interrupt timer-0-overflow nicht ausgelöst.</text:p>
          </table:table-cell>
        </table:table-row>
      </table:table>
      <text:p text:style-name="Standard"/>
      <text:soft-page-break/>
      <text:h text:style-name="Heading3" text:outline-level="3"><text:s/><text:span text:style-name="T307">void helloModul(byte module_id, byte status)</text:span></text:h>
      <text:p text:style-name="P308">Dies ist eine Schnittstelle mit Statusmeldungen für die Module mit zugeordneter Modul-ID (für den Parameter<text:s/><text:span text:style-name="T309">module_id</text:span>):</text:p>
      <text:list text:style-name="LFO7" text:continue-numbering="true">
        <text:list-item>
          <text:p text:style-name="P310">0 – Leitzentrale,</text:p>
        </text:list-item>
        <text:list-item>
          <text:p text:style-name="P311">1 – Befehlsvalidierung,</text:p>
        </text:list-item>
        <text:list-item>
          <text:p text:style-name="P312">2 – Ergebnisvalidierung,</text:p>
        </text:list-item>
        <text:list-item>
          <text:p text:style-name="P313">3 – S88-Treiber,</text:p>
        </text:list-item>
        <text:list-item>
          <text:p text:style-name="P314">4 – SSC-Treiber,</text:p>
        </text:list-item>
        <text:list-item>
          <text:p text:style-name="P315">5 – RS232-Treiber und</text:p>
        </text:list-item>
        <text:list-item>
          <text:p text:style-name="P316">6 - Auditing<text:s/>System.</text:p>
        </text:list-item>
      </text:list>
      <text:p text:style-name="P317">Die Schnittstelle dient der Überwachung der Tätigkeiten der Module.</text:p>
      <table:table table:style-name="Table318">
        <table:table-columns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Name:</text:p>
          </table:table-cell>
          <table:table-cell table:style-name="TableCell324">
            <text:p text:style-name="P325">HelloModul</text:p>
          </table:table-cell>
        </table:table-row>
        <table:table-row table:style-name="TableRow326">
          <table:table-cell table:style-name="TableCell327">
            <text:p text:style-name="P328">Vorbedingung:</text:p>
          </table:table-cell>
          <table:table-cell table:style-name="TableCell329">
            <text:p text:style-name="P330">Die Schnittstelle<text:s/><text:span text:style-name="T331">initSW()</text:span><text:s/>muss vorher <text:s/>aufgerufen worden sein.<text:s/><text:span text:style-name="T332">module_id</text:span><text:s/>darf nur Modul-IDs zwischen 0 &lt;= x &lt;= 6 erhalten. Der Initialstatus* eines Moduls mit<text:s/><text:span text:style-name="T333">status=255</text:span><text:s/>ist nicht erlaubt.</text:p>
          </table:table-cell>
        </table:table-row>
        <table:table-row table:style-name="TableRow334">
          <table:table-cell table:style-name="TableCell335">
            <text:p text:style-name="P336">Parameter:</text:p>
          </table:table-cell>
          <table:table-cell table:style-name="TableCell337">
            <text:p text:style-name="P338">(unsigned char) module_id,</text:p>
            <text:p text:style-name="P339">(unsigned char) status</text:p>
          </table:table-cell>
        </table:table-row>
        <table:table-row table:style-name="TableRow340">
          <table:table-cell table:style-name="TableCell341">
            <text:p text:style-name="P342">Rückgabe:</text:p>
          </table:table-cell>
          <table:table-cell table:style-name="TableCell343">
            <text:p text:style-name="P344">Keine.</text:p>
          </table:table-cell>
        </table:table-row>
        <table:table-row table:style-name="TableRow345">
          <table:table-cell table:style-name="TableCell346">
            <text:p text:style-name="P347">Nachbedingung:</text:p>
          </table:table-cell>
          <table:table-cell table:style-name="TableCell348">
            <text:p text:style-name="P349">Der empfangene<text:s/><text:span text:style-name="T350">status</text:span><text:s text:c="2"/>der jeweiligen<text:s/><text:span text:style-name="T351">module_id</text:span><text:s/>wird in einem Array vermerkt.</text:p>
          </table:table-cell>
        </table:table-row>
        <table:table-row table:style-name="TableRow352">
          <table:table-cell table:style-name="TableCell353">
            <text:p text:style-name="P354">Fehlerfall:</text:p>
          </table:table-cell>
          <table:table-cell table:style-name="TableCell355">
            <text:p text:style-name="P356">Ist<text:s/><text:span text:style-name="T357">module_id &gt;</text:span><text:span text:style-name="T358"><text:s/></text:span>6, so wird das Modul Not-Aus-Treiber kontaktiert.</text:p>
            <text:p text:style-name="P359">Wird als Initialstatus* eines Moduls<text:s/><text:span text:style-name="T360">status=255</text:span><text:s/>gesetzt, so wird das Modul Not-Aus-Treiber kontaktiert.</text:p>
            <text:p text:style-name="P361">Wenn für jeweils eine<text:s/><text:span text:style-name="T362">module_id</text:span><text:s/>zwei Mal hintereinander der gleiche<text:s/><text:span text:style-name="T363">status</text:span><text:s/>empfangen wurde (unabhängig von anderen empfangen Statusmeldungen anderer Module in der Zwischenzeit) wird das Modul Not-Aus-Treiber kontaktiert.</text:p>
            <text:p text:style-name="P364">Wurde<text:s/><text:span text:style-name="T365">initSW()</text:span><text:s/>vorher nicht aufgerufen, kann es sein, dass der Not-Aus-Treiber kontaktiert wird.</text:p>
          </table:table-cell>
        </table:table-row>
      </table:table>
      <text:p text:style-name="P366">* Die allererste Statusmeldung eines Moduls zur Laufzeit.</text:p>
      <text:h text:style-name="Heading3" text:outline-level="3"><text:s/>void stopSW()</text:h>
      <text:p text:style-name="P367">Dies ist eine Schnittstelle nur für das Modul Not-Aus-Treiber. Die Schnittstelle dient zum Abschalten des <text:s/>Hardwarezählers.</text:p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Name:</text:p>
          </table:table-cell>
          <table:table-cell table:style-name="TableCell374">
            <text:p text:style-name="P375">stopSW</text:p>
          </table:table-cell>
        </table:table-row>
        <text:soft-page-break/>
        <table:table-row table:style-name="TableRow376">
          <table:table-cell table:style-name="TableCell377">
            <text:p text:style-name="P378">Vorbedingung:</text:p>
          </table:table-cell>
          <table:table-cell table:style-name="TableCell379">
            <text:p text:style-name="P380">Keine.</text:p>
          </table:table-cell>
        </table:table-row>
        <table:table-row table:style-name="TableRow381">
          <table:table-cell table:style-name="TableCell382">
            <text:p text:style-name="P383">Parameter:</text:p>
          </table:table-cell>
          <table:table-cell table:style-name="TableCell384">
            <text:p text:style-name="P385">Keine.</text:p>
          </table:table-cell>
        </table:table-row>
        <table:table-row table:style-name="TableRow386">
          <table:table-cell table:style-name="TableCell387">
            <text:p text:style-name="P388">Rückgabe:</text:p>
          </table:table-cell>
          <table:table-cell table:style-name="TableCell389">
            <text:p text:style-name="P390">Keine.</text:p>
          </table:table-cell>
        </table:table-row>
        <table:table-row table:style-name="TableRow391">
          <table:table-cell table:style-name="TableCell392">
            <text:p text:style-name="P393">Nachbedingung:</text:p>
          </table:table-cell>
          <table:table-cell table:style-name="TableCell394">
            <text:p text:style-name="P395">Der Hardwarezähler ist inaktiv.</text:p>
          </table:table-cell>
        </table:table-row>
        <table:table-row table:style-name="TableRow396">
          <table:table-cell table:style-name="TableCell397">
            <text:p text:style-name="P398">Fehlerfall:</text:p>
          </table:table-cell>
          <table:table-cell table:style-name="TableCell399">
            <text:p text:style-name="P400">Nicht bekannt.</text:p>
          </table:table-cell>
        </table:table-row>
      </table:table>
      <text:p text:style-name="P401"/>
      <text:h text:style-name="Heading1" text:outline-level="1"><text:bookmark-start text:name="__RefHeading__2842_1036460203"/><text:bookmark-end text:name="__RefHeading__2842_1036460203"/><text:soft-page-break/><text:s/>Dynamisches Verhalten</text:h>
      <text:p text:style-name="P402">Im Folgenden wird das dynamische Verhalten aller, im Modul<text:s/>vorhandenen, Funktionen beschrieben. Doch zunächst einige Erläuterungen zu den Zeitfensterkonfiguration des Hardwarezählers.</text:p>
      <text:h text:style-name="Heading2" text:outline-level="2"><text:bookmark-start text:name="__RefHeading__2840_1036460203"/><text:bookmark-end text:name="__RefHeading__2840_1036460203"/><text:s/>Zeitfensterkonfiguration des Hardwarezählers</text:h>
      <text:p text:style-name="P403">Der verwendete Hardwarezähler Timer-0 soll auf<text:s/><text:span text:style-name="T404">t</text:span><text:span text:style-name="T405">Zeitfenster</text:span><text:span text:style-name="T406"><text:s/>= 20 ms</text:span><text:s/>gestellt werden.<text:s/>Der Wert ist ein Kompromiss aus der benötigten Zeit für eine Vollbremsung der Modelleisenbahnzüge und möglichst langer Rechenzeit für die Module.</text:p>
      <text:p text:style-name="P407">Er wird als Zeitfenster für die Rückmeldung der Module verwendet.</text:p>
      <text:p text:style-name="P408">Zur Ermittlung des Sollwertes für Timer-0 wird die folgende Formel verwendet:</text:p>
      <text:p text:style-name="P409"><draw:frame draw:style-name="a5" text:anchor-type="as-char" svg:x="0in" svg:y="0in" svg:width="5.19792in" svg:height="0.42708in" style:rel-width="scale" style:rel-height="scale"><draw:object xlink:href="Object 1/" xlink:type="simple" xlink:show="embed" xlink:actuate="onLoad"/></draw:frame></text:p>
      <text:p text:style-name="P410">Also z.B.:</text:p>
      <text:p text:style-name="P411"><draw:frame draw:style-name="a6" text:anchor-type="as-char" svg:x="0in" svg:y="0in" svg:width="5.33333in" svg:height="0.38542in" style:rel-width="scale" style:rel-height="scale"><draw:object xlink:href="Object 2/" xlink:type="simple" xlink:show="embed" xlink:actuate="onLoad"/></draw:frame></text:p>
      <text:p text:style-name="P412">Daraus ergeben sich die folgenden Werte für den Zählerstand des Timer-0:</text:p>
      <text:p text:style-name="P413">TL0 = CA<text:span text:style-name="T414">H</text:span><text:s/>und TH0 = 7D<text:span text:style-name="T415">H</text:span></text:p>
      <text:p text:style-name="P416">Die oben gezeigte Ermittlung des Zählerstandes soll nicht erst zur Laufzeit, sondern schon vorher durch z.B. Precompilerfunktionen, gebildet werden.</text:p>
      <text:p text:style-name="Standard"/>
      <text:h text:style-name="Heading2" text:outline-level="2"><text:s/>Funktionsbeschreibung</text:h>
      <text:h text:style-name="Heading3" text:outline-level="3"><text:bookmark-start text:name="__RefHeading__2926_1036460203"/><text:bookmark-end text:name="__RefHeading__2926_1036460203"/><text:s/>initSW()</text:h>
      <text:p text:style-name="P417">Nach Aufruf dieser Schnittstelle wird das Speicherfeld für<text:s/>die zuletzt gemeldeten Status der Module in Form eines globalen Arrays mit dem Wert FF<text:span text:style-name="T418">H</text:span><text:s/>befüllt.</text:p>
      <text:p text:style-name="P419">Danach wird der Hardwarezähler Timer-0 des<text:s/><text:span text:style-name="T420">Mikrocontrollers C515C<text:s/></text:span>Timer-0 gestoppt. Anschließend wird der Interrupt Timer-0-Overflow freigegeben und Timer-0<text:span text:style-name="T421"><text:s/>w</text:span><text:span text:style-name="T422">ieder aktiviert</text:span>.</text:p>
      <text:p text:style-name="P423">Zur Verdeutlichung des oben genannten Vorgehens soll das Aktivitätsdiagramm in Abbildung 2 dienen:</text:p>
      <text:p text:style-name="P424"><draw:frame draw:z-index="0" draw:id="id5" draw:style-name="a7" draw:name="Rahmen2" text:anchor-type="as-char" svg:x="0in" svg:y="0in" svg:width="5.07708in" svg:height="6.41319in" style:rel-width="scale" style:rel-height="scale"><draw:text-box><text:p text:style-name="Illustration">Abbildung 2: Aktivitätsdiagramm zu initSW()</text:p></draw:text-box><svg:desc/></draw:frame></text:p>
      <text:h text:style-name="Heading3" text:outline-level="3"><text:s/>hello()</text:h>
      <text:p text:style-name="P425">Nach Aufruf dieser Schnittstelle wird der Hardwarezähler Timer-0 des<text:s/><text:span text:style-name="T426">Mikrocontrollers C515C zurückgesetzt. Siehe dazu das Aktivitätsdiagramm in Abbildung 3:</text:span></text:p>
      <text:p text:style-name="P427"><text:span text:style-name="T428"><draw:frame draw:z-index="0" draw:id="id6" draw:style-name="a8" draw:name="Rahmen3" text:anchor-type="as-char" svg:x="0in" svg:y="0in" svg:width="5.45833in" svg:height="4.375in" style:rel-width="scale" style:rel-height="scale"><draw:text-box><text:p text:style-name="Illustration">Abbildung 3: Aktivitätsdiagramm zu hello()</text:p></draw:text-box><svg:desc/></draw:frame></text:span></text:p>
      <text:p text:style-name="Standard"/>
      <text:h text:style-name="Heading3" text:outline-level="3"><text:s/>helloModul(module_id, status)</text:h>
      <text:p text:style-name="P429">Nach Aufruf dieser Schnittstelle wird zunächst überprüft, ob die erhaltene Modul-ID ungültig ist. I.d.F. wird der Not-Aus-Treiber kontaktiert und somit der Programmfluss angehalten.<text:line-break/>Danach wird geprüft, ob der erhaltene Status bereits<text:s/>durch einen vorherigen Aufruf im globalen Array gesetzt wurde. I.d.F. wird ebenso der Not-Aus-Treiber kontaktiert.<text:line-break/>Sollten beide Prüfungen negativ verlaufen sein, so wird der erhaltene Status im globalen Array gespeichert.<text:span text:style-name="T430"><text:s/>Siehe dazu das Aktivitätsdiagram</text:span><text:span text:style-name="T431">m in Abbildung 4:</text:span></text:p>
      <text:p text:style-name="P432"><text:span text:style-name="T433"><draw:frame draw:z-index="0" draw:id="id7" draw:style-name="a9" draw:name="Rahmen4" text:anchor-type="as-char" svg:x="0in" svg:y="0in" svg:width="5.70278in" svg:height="4.85972in" style:rel-width="scale" style:rel-height="scale"><draw:text-box><text:p text:style-name="Illustration">Abbildung 4: Aktivitätsdiagramm zu helloModul(module_id, status)</text:p></draw:text-box><svg:desc/></draw:frame></text:span></text:p>
      <text:p text:style-name="Standard"/>
      <text:h text:style-name="Heading3" text:outline-level="3"><text:s/>stopSW()</text:h>
      <text:p text:style-name="P434">Nach Aufruf dieser Schnittstelle wird der Hardwarezähler Timer-0 des<text:s/><text:span text:style-name="T435">Mikrocontrollers C515C inaktiv geschaltet. Dazu wird TR0 = 0 gesetzt.</text:span></text:p>
      <text:h text:style-name="Heading3" text:outline-level="3"><text:s/>Interrupt timer-0-overflow</text:h>
      <text:p text:style-name="P436">Wird dieser Interrupt ausgelöst, so wird der Not-Aus-Treiber kontaktiert und somit der Programmfluss angehalten.<text:span text:style-name="T437"><text:s/>Siehe dazu das Aktivitätsdiagramm in Abbildung 5:</text:span></text:p>
      <text:p text:style-name="P438"><text:span text:style-name="T439"><draw:frame draw:z-index="0" draw:id="id8" draw:style-name="a10" draw:name="Rahmen5" text:anchor-type="as-char" svg:x="0in" svg:y="0in" svg:width="4.04306in" svg:height="2.33472in" style:rel-width="scale" style:rel-height="scale"><draw:text-box><text:p text:style-name="Illustration">Abbildung 5: Aktivitätsdiagramm zu Interrupt timer-0-overflow</text:p></draw:text-box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ArialMT" svg:font-family="ArialMT" style:font-family-generic="swiss"/>
    <style:font-face style:name="Nimbus Sans L" svg:font-family="Nimbus Sans L" style:font-family-generic="swiss" style:font-pitch="variable"/>
    <style:font-face style:name="Courier 10 Pitch" svg:font-family="Courier 10 Pitch" style:font-family-generic="system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Heading2" style:default-outline-level="1">
      <style:paragraph-properties fo:keep-with-next="always" fo:break-before="page" fo:margin-bottom="0.1666in" fo:margin-left="0.4916in" fo:text-indent="-0.49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833in" fo:margin-bottom="0in" fo:margin-left="0.9833in" fo:text-indent="-0.49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font-weight="bold" style:font-weight-asian="bold" style:font-weight-complex="bold" fo:hyphenate="false"/>
    </style:style>
    <style:style style:name="Heading3" style:display-name="Heading 3" style:family="paragraph" style:parent-style-name="Standard" style:next-style-name="Standard" style:default-outline-level="3">
      <style:paragraph-properties fo:margin-top="0.0833in" fo:margin-bottom="0in" fo:margin-left="1.475in" fo:text-indent="-0.4916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4" style:display-name="Heading 4" style:family="paragraph" style:parent-style-name="Heading3" style:next-style-name="Standard" style:default-outline-level="4">
      <style:paragraph-properties fo:margin-left="1.9666in" fo:text-indent="0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5" style:display-name="Heading 5" style:family="paragraph" style:parent-style-name="Heading3" style:next-style-name="Standard" style:default-outline-level="5">
      <style:paragraph-properties fo:margin-left="2.4583in" fo:text-indent="0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6" style:display-name="Heading 6" style:family="paragraph" style:parent-style-name="Heading3" style:next-style-name="Standard" style:default-outline-level="6">
      <style:paragraph-properties fo:margin-left="2.95in" fo:text-indent="0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7" style:display-name="Heading 7" style:family="paragraph" style:parent-style-name="Heading3" style:next-style-name="Standard" style:default-outline-level="7">
      <style:paragraph-properties fo:margin-left="3.4416in" fo:text-indent="0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8" style:display-name="Heading 8" style:family="paragraph" style:parent-style-name="Heading3" style:next-style-name="Standard" style:default-outline-level="8">
      <style:paragraph-properties fo:margin-left="3.9333in" fo:text-indent="0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Heading9" style:display-name="Heading 9" style:family="paragraph" style:parent-style-name="Heading3" style:next-style-name="Standard" style:default-outline-level="9">
      <style:paragraph-properties fo:margin-left="4.425in" fo:text-indent="0in">
        <style:tab-stops>
          <style:tab-stop style:type="left" style:position="0.25in"/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fo:hyphenate="false"/>
    </style:style>
    <style:style style:name="Standard" style:display-name="Standard" style:family="paragraph">
      <style:paragraph-properties fo:widows="2" fo:orphans="2" style:text-autospace="none" fo:margin-bottom="0.0833in">
        <style:tab-stops>
          <style:tab-stop style:type="left" style:position="2.3819in"/>
          <style:tab-stop style:type="left" style:position="3.3861in"/>
          <style:tab-stop style:type="left" style:position="4.7645in"/>
        </style:tab-stops>
      </style:paragraph-properties>
      <style:text-properties style:font-name="Arial" style:font-name-asian="Times New Roman" style:font-name-complex="Arial" fo:hyphenate="false"/>
    </style:style>
    <style:style style:name="Absatz-Standardschriftart" style:display-name="Absatz-Standardschriftart" style:family="text"/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in"/>
      <style:text-properties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Header" style:display-name="Header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aption" style:display-name="Caption" style:family="paragraph" style:parent-style-name="Standard">
      <style:paragraph-properties text:number-lines="false" fo:margin-top="0.0833in" fo:margin-bottom="0in"/>
      <style:text-properties style:font-name-complex="Tahoma" fo:font-style="italic" style:font-style-asian="italic" style:font-style-complex="italic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in">
        <style:tab-stops>
          <style:tab-stop style:type="right" style:leader-style="dotted" style:leader-text="." style:position="6.969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next-style-name="Standard">
      <style:paragraph-properties>
        <style:tab-stops>
          <style:tab-stop style:type="right" style:leader-style="dotted" style:leader-text="." style:position="6.9694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1388in">
        <style:tab-stops>
          <style:tab-stop style:type="right" style:leader-style="dotted" style:leader-text="." style:position="6.9694in"/>
        </style:tab-stops>
      </style:paragraph-properties>
      <style:text-properties fo:hyphenate="false"/>
    </style:style>
    <style:style style:name="Contents4" style:display-name="Contents 4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5" style:display-name="Contents 5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6" style:display-name="Contents 6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7" style:display-name="Contents 7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8" style:display-name="Contents 8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9" style:display-name="Contents 9" style:family="paragraph" style:parent-style-name="Contents3" style:next-style-name="Standard">
      <style:paragraph-properties fo:margin-left="0.1375in">
        <style:tab-stops>
          <style:tab-stop style:type="right" style:leader-style="dotted" style:leader-text="." style:position="6.97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itel" style:display-name="Titel" style:family="paragraph" style:parent-style-name="Standard" style:next-style-name="Untertitel">
      <style:paragraph-properties fo:margin-bottom="0in"/>
      <style:text-properties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Version" style:display-name="Version" style:family="paragraph" style:parent-style-name="Standard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Sprechblasentext" style:display-name="Sprechblasentext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VersionChar" style:display-name="Version Char" style:family="text" style:parent-style-name="Absatz-Standardschriftart">
      <style:text-properties style:font-name="Arial" style:font-name-complex="Arial" fo:font-size="12pt" style:font-size-asian="12pt" style:font-size-complex="12pt" fo:language="de" fo:country="DE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KopfzeileZchn" style:display-name="Kopfzeile Zchn" style:family="text" style:parent-style-name="Absatz-Standardschriftart">
      <style:text-properties style:font-name="Arial" style:font-name-asian="Times New Roman" style:font-name-complex="Arial"/>
    </style:style>
    <style:style style:name="FußzeileZchn" style:display-name="Fußzeile Zchn" style:family="text" style:parent-style-name="Absatz-Standardschriftart">
      <style:text-properties style:font-name="Arial" style:font-name-asian="Times New Roman" style:font-name-complex="Arial"/>
    </style:style>
    <style:style style:name="SprechblasentextZchn" style:display-name="Sprechblasentext Zchn" style:family="text" style:parent-style-name="Absatz-Standardschriftart">
      <style:text-properties style:font-name="Tahoma" style:font-name-asian="Times New Roman" fo:font-size="8pt" style:font-size-asian="8pt" style:font-size-complex="8pt"/>
    </style:style>
    <style:style style:name="KopfzeileZchn1" style:display-name="Kopfzeile Zchn1" style:family="text" style:parent-style-name="Absatz-Standardschriftart">
      <style:text-properties style:font-name="Arial" style:font-name-asian="Times New Roman" style:font-name-complex="Arial"/>
    </style:style>
    <style:style style:name="FußzeileZchn1" style:display-name="Fußzeile Zchn1" style:family="text" style:parent-style-name="Absatz-Standardschriftart">
      <style:text-properties style:font-name="Arial" style:font-name-asian="Times New Roman" style:font-name-complex="Arial"/>
    </style: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2" style:display-name="Kopfzeile Zchn2" style:family="text" style:parent-style-name="Absatz-Standardschriftart">
      <style:text-properties style:font-name="Arial" style:font-name-asian="Times New Roman" style:font-name-complex="Arial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2" style:display-name="Fußzeile Zchn2" style:family="text" style:parent-style-name="Absatz-Standardschriftart">
      <style:text-properties style:font-name="Arial" style:font-name-asian="Times New Roman" style:font-name-complex="Ari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7LVL9" style:family="text">
      <style:text-properties style:font-name="StarSymbol" style:font-name-asian="StarSymbol" style:font-name-complex="StarSymbol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bullet text:level="1" text:style-name="WW_CharLFO5LVL1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WW_CharLFO5LVL2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WW_CharLFO5LVL3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WW_CharLFO5LVL4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WW_CharLFO5LVL5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WW_CharLFO5LVL6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WW_CharLFO5LVL7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WW_CharLFO5LVL8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WW_CharLFO5LVL9" text:bullet-char="■">
        <style:list-level-properties text:space-before="2.25in" text:min-label-width="0.25in"/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StarSymbol"/>
      </text:list-level-style-bullet>
      <text:list-level-style-bullet text:level="2" text:style-name="WW_CharLFO6LVL2" text:bullet-char="◦">
        <style:list-level-properties/>
        <style:text-properties style:font-name="StarSymbol"/>
      </text:list-level-style-bullet>
      <text:list-level-style-bullet text:level="3" text:style-name="WW_CharLFO6LVL3" text:bullet-char="▪">
        <style:list-level-properties/>
        <style:text-properties style:font-name="StarSymbol"/>
      </text:list-level-style-bullet>
      <text:list-level-style-bullet text:level="4" text:style-name="WW_CharLFO6LVL4" text:bullet-char="•">
        <style:list-level-properties/>
        <style:text-properties style:font-name="StarSymbol"/>
      </text:list-level-style-bullet>
      <text:list-level-style-bullet text:level="5" text:style-name="WW_CharLFO6LVL5" text:bullet-char="◦">
        <style:list-level-properties/>
        <style:text-properties style:font-name="StarSymbol"/>
      </text:list-level-style-bullet>
      <text:list-level-style-bullet text:level="6" text:style-name="WW_CharLFO6LVL6" text:bullet-char="▪">
        <style:list-level-properties/>
        <style:text-properties style:font-name="StarSymbol"/>
      </text:list-level-style-bullet>
      <text:list-level-style-bullet text:level="7" text:style-name="WW_CharLFO6LVL7" text:bullet-char="•">
        <style:list-level-properties/>
        <style:text-properties style:font-name="StarSymbol"/>
      </text:list-level-style-bullet>
      <text:list-level-style-bullet text:level="8" text:style-name="WW_CharLFO6LVL8" text:bullet-char="◦">
        <style:list-level-properties/>
        <style:text-properties style:font-name="StarSymbol"/>
      </text:list-level-style-bullet>
      <text:list-level-style-bullet text:level="9" text:style-name="WW_CharLFO6LVL9" text:bullet-char="▪">
        <style:list-level-properties/>
        <style:text-properties style:font-name="Star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StarSymbol"/>
      </text:list-level-style-bullet>
      <text:list-level-style-bullet text:level="2" text:style-name="WW_CharLFO7LVL2" text:bullet-char="◦">
        <style:list-level-properties/>
        <style:text-properties style:font-name="StarSymbol"/>
      </text:list-level-style-bullet>
      <text:list-level-style-bullet text:level="3" text:style-name="WW_CharLFO7LVL3" text:bullet-char="▪">
        <style:list-level-properties/>
        <style:text-properties style:font-name="StarSymbol"/>
      </text:list-level-style-bullet>
      <text:list-level-style-bullet text:level="4" text:style-name="WW_CharLFO7LVL4" text:bullet-char="•">
        <style:list-level-properties/>
        <style:text-properties style:font-name="StarSymbol"/>
      </text:list-level-style-bullet>
      <text:list-level-style-bullet text:level="5" text:style-name="WW_CharLFO7LVL5" text:bullet-char="◦">
        <style:list-level-properties/>
        <style:text-properties style:font-name="StarSymbol"/>
      </text:list-level-style-bullet>
      <text:list-level-style-bullet text:level="6" text:style-name="WW_CharLFO7LVL6" text:bullet-char="▪">
        <style:list-level-properties/>
        <style:text-properties style:font-name="StarSymbol"/>
      </text:list-level-style-bullet>
      <text:list-level-style-bullet text:level="7" text:style-name="WW_CharLFO7LVL7" text:bullet-char="•">
        <style:list-level-properties/>
        <style:text-properties style:font-name="StarSymbol"/>
      </text:list-level-style-bullet>
      <text:list-level-style-bullet text:level="8" text:style-name="WW_CharLFO7LVL8" text:bullet-char="◦">
        <style:list-level-properties/>
        <style:text-properties style:font-name="StarSymbol"/>
      </text:list-level-style-bullet>
      <text:list-level-style-bullet text:level="9" text:style-name="WW_CharLFO7LVL9" text:bullet-char="▪">
        <style:list-level-properties/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513in" fo:margin-left="0.9055in" fo:margin-bottom="0.6298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208in"/>
      </style:header-style>
      <style:footer-style>
        <style:header-footer-properties style:dynamic-spacing="true" fo:min-height="0.1576in"/>
      </style:footer-style>
    </style:page-layout>
    <style:style style:name="TableColumn3" style:family="table-column">
      <style:table-column-properties style:column-width="3.3979in" style:use-optimal-column-width="false"/>
    </style:style>
    <style:style style:name="TableColumn4" style:family="table-column">
      <style:table-column-properties style:column-width="1.2291in" style:use-optimal-column-width="false"/>
    </style:style>
    <style:style style:name="TableColumn5" style:family="table-column">
      <style:table-column-properties style:column-width="2.3416in" style:use-optimal-column-width="false"/>
    </style:style>
    <style:style style:name="Table2" style:family="table">
      <style:table-properties style:width="6.9687in" fo:margin-left="-0.0069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="none" fo:padding-top="0in" fo:padding-left="0in" fo:padding-bottom="0in" fo:padding-right="0in"/>
    </style:style>
    <style:style style:name="P8" style:parent-style-name="Header" style:family="paragraph">
      <style:paragraph-properties style:snap-to-layout-grid="false">
        <style:tab-stops>
          <style:tab-stop style:type="right" style:position="6.9694in"/>
        </style:tab-stops>
      </style:paragraph-properties>
    </style:style>
    <style:style style:name="TableCell9" style:family="table-cell">
      <style:table-cell-properties fo:border="none" fo:padding-top="0in" fo:padding-left="0in" fo:padding-bottom="0in" fo:padding-right="0in"/>
    </style:style>
    <style:style style:name="P10" style:parent-style-name="Header" style:family="paragraph">
      <style:paragraph-properties style:snap-to-layout-grid="false" fo:text-align="end">
        <style:tab-stops>
          <style:tab-stop style:type="left" style:position="2.3819in"/>
          <style:tab-stop style:type="left" style:position="3.3861in"/>
          <style:tab-stop style:type="left" style:position="4.7645in"/>
          <style:tab-stop style:type="right" style:position="6.3in"/>
        </style:tab-stops>
      </style:paragraph-properties>
    </style:style>
    <style:style style:name="TableCell11" style:family="table-cell">
      <style:table-cell-properties fo:border="none" fo:padding-top="0in" fo:padding-left="0in" fo:padding-bottom="0in" fo:padding-right="0in"/>
    </style:style>
    <style:style style:name="P12" style:parent-style-name="Header" style:family="paragraph">
      <style:paragraph-properties style:snap-to-layout-grid="false"/>
    </style:style>
    <style:style style:name="P13" style:parent-style-name="Standard" style:family="paragraph">
      <style:paragraph-properties fo:border-top="0.0069in solid #000000" fo:border-left="none" fo:border-bottom="none" fo:border-right="none" fo:padding="0in" style:shadow="none"/>
      <style:text-properties fo:font-size="1pt" style:font-size-asian="1pt" style:font-size-complex="1pt"/>
    </style:style>
    <style:style style:name="P14" style:parent-style-name="Standard" style:family="paragraph">
      <style:paragraph-properties fo:border-top="none" fo:border-left="none" fo:border-bottom="0.0069in solid #000000" fo:border-right="none" fo:padding="0in" style:shadow="none"/>
      <style:text-properties fo:font-size="1pt" style:font-size-asian="1pt" style:font-size-complex="1pt"/>
    </style:style>
    <style:style style:name="P15" style:parent-style-name="Header" style:family="paragraph">
      <style:paragraph-properties>
        <style:tab-stops>
          <style:tab-stop style:type="right" style:position="6.9694in"/>
        </style:tab-stops>
      </style:paragraph-properties>
    </style:style>
    <style:style style:name="P16" style:parent-style-name="Standard" style:family="paragraph">
      <style:paragraph-properties fo:border-top="0.0069in solid #000000" fo:border-left="none" fo:border-bottom="none" fo:border-right="none" fo:padding="0in" style:shadow="none"/>
      <style:text-properties fo:font-size="1pt" style:font-size-asian="1pt" style:font-size-complex="1pt"/>
    </style:style>
    <style:style style:name="P17" style:parent-style-name="Standard" style:family="paragraph">
      <style:paragraph-properties fo:border-top="none" fo:border-left="none" fo:border-bottom="0.0069in solid #000000" fo:border-right="none" fo:padding="0in" style:shadow="none"/>
      <style:text-properties fo:font-size="1pt" style:font-size-asian="1pt" style:font-size-complex="1pt"/>
    </style:style>
    <style:style style:family="graphic" style:name="a0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  <style:style style:family="graphic" style:name="a2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min-width="0.15764in" fo:min-height="6.96875in" fo:wrap-option="wrap" fo:border="0.01042in none" fo:padding-top="0in" fo:padding-bottom="0in" fo:padding-left="0in" fo:padding-right="0in" fo:background-color="#ffffff" draw:textarea-vertical-align="top" style:wrap="run-through" style:run-through="background" style:writing-mode="lr-tb" draw:opacity="100%" style:horizontal-rel="page-content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>
                <text:p text:style-name="P8"><text:title text:fixed="false">Modul-Design SW Watchdog</text:title></text:p>
              </table:table-cell>
              <table:table-cell table:style-name="TableCell9">
                <text:p text:style-name="P10"/>
              </table:table-cell>
              <table:table-cell table:style-name="TableCell11">
                <text:p text:style-name="P12">Dynamisches Verhalten</text:p>
              </table:table-cell>
            </table:table-row>
          </table:table-header-rows>
        </table:table>
        <text:p text:style-name="Header"><draw:frame draw:z-index="251660288" draw:id="id0" draw:style-name="a0" draw:name="Rahmen7" text:anchor-type="paragraph" svg:x="0in" svg:y="1.77222in" svg:width="6.96875in" svg:height="0.15764in" style:rel-width="scale" style:rel-height="scale"><draw:text-box><text:p text:style-name="P13"/></draw:text-box><svg:desc/></draw:frame></text:p>
      </style:header>
      <style:footer>
        <text:p text:style-name="Footer"><draw:frame draw:z-index="251662336" draw:id="id1" draw:style-name="a1" draw:name="Rahmen6" text:anchor-type="paragraph" svg:x="0in" svg:y="10.74931in" svg:width="6.96875in" svg:height="0.15764in" style:rel-width="scale" style:rel-height="scale"><draw:text-box><text:p text:style-name="P14"/></draw:text-box><svg:desc/></draw:frame><text:tab/>Version<text:s/><text:bookmark-ref text:ref-name="Version" text:reference-format="text">2.</text:bookmark-ref>1<text:s/>vom<text:s/><text:bookmark-ref text:ref-name="Datum" text:reference-format="text">20.05.2010</text:bookmark-ref><text:tab/>Seite<text:s/><text:page-number text:fixed="false">14</text:page-number>/<text:page-count style:num-format="1">14</text:page-count></text:p>
      </style:footer>
    </style:master-page>
    <style:master-page style:next-style-name="MP0" style:name="MPF0" style:page-layout-name="PL0">
      <style:header>
        <text:p text:style-name="P15"><draw:frame draw:z-index="251664384" draw:id="id2" draw:style-name="a2" draw:name="Rahmen9" text:anchor-type="paragraph" svg:x="0in" svg:y="1.77222in" svg:width="6.96875in" svg:height="0.15764in" style:rel-width="scale" style:rel-height="scale"><draw:text-box><text:p text:style-name="P16"/></draw:text-box><svg:desc/></draw:frame><text:title text:fixed="false">Modul-Design SW Watchdog</text:title><text:tab/><text:subject text:fixed="false">Sichere Eisenbahnsteuerung</text:subject></text:p>
      </style:header>
      <style:footer>
        <text:p text:style-name="Footer"><draw:frame draw:z-index="251666432" draw:id="id3" draw:style-name="a3" draw:name="Rahmen8" text:anchor-type="paragraph" svg:x="0in" svg:y="10.74931in" svg:width="6.96875in" svg:height="0.15764in" style:rel-width="scale" style:rel-height="scale"><draw:text-box><text:p text:style-name="P17"/></draw:text-box><svg:desc/></draw:frame><text:tab/>Version<text:s/><text:bookmark-ref text:ref-name="Version" text:reference-format="text">2.</text:bookmark-ref>1<text:s/>vom<text:s/><text:bookmark-ref text:ref-name="Datum" text:reference-format="text">20.05.2010</text:bookmark-ref><text:tab/>Seite<text:s/><text:page-number text:fixed="false">1</text:page-number>/<text:page-count style:num-format="1"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Modul-Design SW Watchdog</dc:title>
    <dc:subject>Sichere Eisenbahnsteuerung</dc:subject>
    <dc:creator>Felix Geber</dc:creator>
    <meta:creation-date>2009-11-21T20:13:00Z</meta:creation-date>
    <dc:date>2010-05-20T11:07:00Z</dc:date>
    <meta:template xlink:href="Normal" xlink:type="simple"/>
    <meta:editing-cycles>8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4" meta:paragraph-count="23" meta:word-count="1595" meta:character-count="11627" meta:row-count="83" meta:non-whitespace-character-count="10055"/>
  </office:meta>
</office:document-meta>
</file>

<file path=Object 1/content.xml><?xml version="1.0" encoding="utf-8"?>
<mml:math xmlns:mml="http://www.w3.org/1998/Math/MathML" xmlns:m="http://schemas.openxmlformats.org/officeDocument/2006/math">
  <mml:mi>S</mml:mi>
  <mml:mi>t</mml:mi>
  <mml:mi>a</mml:mi>
  <mml:mi>r</mml:mi>
  <mml:mi>t</mml:mi>
  <mml:mi>w</mml:mi>
  <mml:mi>e</mml:mi>
  <mml:mi>r</mml:mi>
  <mml:mi>t</mml:mi>
  <mml:mi>F</mml:mi>
  <mml:mi>ü</mml:mi>
  <mml:mi>r</mml:mi>
  <mml:mi>T</mml:mi>
  <mml:mi>i</mml:mi>
  <mml:mi>m</mml:mi>
  <mml:mi>e</mml:mi>
  <mml:mi>r</mml:mi>
  <mml:mn>0</mml:mn>
  <mml:mo>=</mml:mo>
  <mml:mi>M</mml:mi>
  <mml:mi>a</mml:mi>
  <mml:mi>x</mml:mi>
  <mml:mi>Z</mml:mi>
  <mml:mi>ä</mml:mi>
  <mml:mi>h</mml:mi>
  <mml:mi>l</mml:mi>
  <mml:mi>e</mml:mi>
  <mml:mi>r</mml:mi>
  <mml:mi>s</mml:mi>
  <mml:mi>t</mml:mi>
  <mml:mi>a</mml:mi>
  <mml:mi>n</mml:mi>
  <mml:mi>d</mml:mi>
  <mml:mo>-</mml:mo>
  <mml:mi>c</mml:mi>
  <mml:mi>e</mml:mi>
  <mml:mi>i</mml:mi>
  <mml:mi>l</mml:mi>
  <mml:mo>(</mml:mo>
  <mml:mfrac>
    <mml:mrow>
      <mml:msub>
        <mml:mrow>
          <mml:mi>t</mml:mi>
        </mml:mrow>
        <mml:mrow>
          <mml:mi>Z</mml:mi>
          <mml:mi>e</mml:mi>
          <mml:mi>i</mml:mi>
          <mml:mi>t</mml:mi>
          <mml:mi>f</mml:mi>
          <mml:mi>e</mml:mi>
          <mml:mi>n</mml:mi>
          <mml:mi>s</mml:mi>
          <mml:mi>t</mml:mi>
          <mml:mi>e</mml:mi>
          <mml:mi>r</mml:mi>
        </mml:mrow>
      </mml:msub>
      <mml:mtext>*</mml:mtext>
      <mml:msub>
        <mml:mrow>
          <mml:mi>f</mml:mi>
        </mml:mrow>
        <mml:mrow>
          <mml:mi>T</mml:mi>
          <mml:mi>a</mml:mi>
          <mml:mi>k</mml:mi>
          <mml:mi>t</mml:mi>
          <mml:mi>r</mml:mi>
          <mml:mi>a</mml:mi>
          <mml:mi>t</mml:mi>
          <mml:mi>e</mml:mi>
          <mml:mi>µ</mml:mi>
          <mml:mi>C</mml:mi>
        </mml:mrow>
      </mml:msub>
    </mml:mrow>
    <mml:mrow>
      <mml:mi>Z</mml:mi>
      <mml:mi>y</mml:mi>
      <mml:mi>k</mml:mi>
      <mml:mi>e</mml:mi>
      <mml:mi>n</mml:mi>
      <mml:mi>P</mml:mi>
      <mml:mi>r</mml:mi>
      <mml:mi>o</mml:mi>
      <mml:mi>T</mml:mi>
      <mml:mi>a</mml:mi>
      <mml:mi>k</mml:mi>
      <mml:mi>t</mml:mi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i>S</mml:mi>
  <mml:mi>t</mml:mi>
  <mml:mi>a</mml:mi>
  <mml:mi>r</mml:mi>
  <mml:mi>t</mml:mi>
  <mml:mi>w</mml:mi>
  <mml:mi>e</mml:mi>
  <mml:mi>r</mml:mi>
  <mml:mi>t</mml:mi>
  <mml:mi>F</mml:mi>
  <mml:mi>ü</mml:mi>
  <mml:mi>r</mml:mi>
  <mml:mi>T</mml:mi>
  <mml:mi>i</mml:mi>
  <mml:mi>m</mml:mi>
  <mml:mi>e</mml:mi>
  <mml:mi>r</mml:mi>
  <mml:mn>0</mml:mn>
  <mml:mo>=</mml:mo>
  <mml:mn>65535</mml:mn>
  <mml:mo>-</mml:mo>
  <mml:mi>c</mml:mi>
  <mml:mi>e</mml:mi>
  <mml:mi>i</mml:mi>
  <mml:mi>l</mml:mi>
  <mml:mo>(</mml:mo>
  <mml:mfrac>
    <mml:mrow>
      <mml:mn>0,02</mml:mn>
      <mml:mi>s</mml:mi>
      <mml:mtext>*</mml:mtext>
      <mml:mn>10</mml:mn>
      <mml:mi>M</mml:mi>
      <mml:mi>H</mml:mi>
      <mml:mi>z</mml:mi>
    </mml:mrow>
    <mml:mrow>
      <mml:mn>6</mml:mn>
    </mml:mrow>
  </mml:mfrac>
  <mml:mo>)</mml:mo>
  <mml:mo>=</mml:mo>
  <mml:msub>
    <mml:mrow>
      <mml:mn>32202</mml:mn>
    </mml:mrow>
    <mml:mrow>
      <mml:mi>D</mml:mi>
    </mml:mrow>
  </mml:msub>
  <mml:mo>=</mml:mo>
  <mml:msub>
    <mml:mrow>
      <mml:mn>7</mml:mn>
      <mml:mi>D</mml:mi>
      <mml:mi>C</mml:mi>
      <mml:mi>A</mml:mi>
    </mml:mrow>
    <mml:mrow>
      <mml:mi>H</mml:mi>
    </mml:mrow>
  </mml:msub>
</mml:math>
</file>